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2347in" table:align="left"/>
    </style:style>
    <style:style style:name="Table1.A" style:family="table-column">
      <style:table-column-properties style:column-width="0.6444in"/>
    </style:style>
    <style:style style:name="Table1.B" style:family="table-column">
      <style:table-column-properties style:column-width="1.590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4361in" table:align="left"/>
    </style:style>
    <style:style style:name="Table2.A" style:family="table-column">
      <style:table-column-properties style:column-width="1.2243in"/>
    </style:style>
    <style:style style:name="Table2.B" style:family="table-column">
      <style:table-column-properties style:column-width="0.4868in"/>
    </style:style>
    <style:style style:name="Table2.C" style:family="table-column">
      <style:table-column-properties style:column-width="0.72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1729in" table:align="left"/>
    </style:style>
    <style:style style:name="Table3.A" style:family="table-column">
      <style:table-column-properties style:column-width="0.9444in"/>
    </style:style>
    <style:style style:name="Table3.B" style:family="table-column">
      <style:table-column-properties style:column-width="1.3278in"/>
    </style:style>
    <style:style style:name="Table3.C" style:family="table-column">
      <style:table-column-properties style:column-width="0.900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8458in" table:align="left"/>
    </style:style>
    <style:style style:name="Table4.A" style:family="table-column">
      <style:table-column-properties style:column-width="0.7278in"/>
    </style:style>
    <style:style style:name="Table4.B" style:family="table-column">
      <style:table-column-properties style:column-width="2.118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5549in" table:align="left"/>
    </style:style>
    <style:style style:name="Table5.A" style:family="table-column">
      <style:table-column-properties style:column-width="1.6576in"/>
    </style:style>
    <style:style style:name="Table5.B" style:family="table-column">
      <style:table-column-properties style:column-width="1.897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0444in" table:align="left"/>
    </style:style>
    <style:style style:name="Table6.A" style:family="table-column">
      <style:table-column-properties style:column-width="1.7938in"/>
    </style:style>
    <style:style style:name="Table6.B" style:family="table-column">
      <style:table-column-properties style:column-width="1.484in"/>
    </style:style>
    <style:style style:name="Table6.C" style:family="table-column">
      <style:table-column-properties style:column-width="0.766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0722in" table:align="left"/>
    </style:style>
    <style:style style:name="Table7.A" style:family="table-column">
      <style:table-column-properties style:column-width="2.1076in"/>
    </style:style>
    <style:style style:name="Table7.B" style:family="table-column">
      <style:table-column-properties style:column-width="0.8465in"/>
    </style:style>
    <style:style style:name="Table7.C" style:family="table-column">
      <style:table-column-properties style:column-width="1.1181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39"/>
    <style:style style:name="P42" style:family="paragraph" style:parent-style-name="Text_20_body" style:list-style-name="L40"/>
    <style:style style:name="P43" style:family="paragraph" style:parent-style-name="Text_20_body" style:list-style-name="L41"/>
    <style:style style:name="P44" style:family="paragraph" style:parent-style-name="Text_20_body" style:list-style-name="L42"/>
    <style:style style:name="P45" style:family="paragraph" style:parent-style-name="Text_20_body" style:list-style-name="L43"/>
    <style:style style:name="P46" style:family="paragraph" style:parent-style-name="Text_20_body" style:list-style-name="L44"/>
    <style:style style:name="P47" style:family="paragraph" style:parent-style-name="Text_20_body" style:list-style-name="L45"/>
    <style:style style:name="P48" style:family="paragraph" style:parent-style-name="Text_20_body" style:list-style-name="L46"/>
    <style:style style:name="P49" style:family="paragraph" style:parent-style-name="Text_20_body" style:list-style-name="L47"/>
    <style:style style:name="P50" style:family="paragraph" style:parent-style-name="Text_20_body" style:list-style-name="L48"/>
    <style:style style:name="P51" style:family="paragraph" style:parent-style-name="Text_20_body" style:list-style-name="L49"/>
    <style:style style:name="P52" style:family="paragraph" style:parent-style-name="Text_20_body" style:list-style-name="L50"/>
    <style:style style:name="P53" style:family="paragraph" style:parent-style-name="Text_20_body" style:list-style-name="L51"/>
    <style:style style:name="P54" style:family="paragraph" style:parent-style-name="Text_20_body" style:list-style-name="L52"/>
    <style:style style:name="P55" style:family="paragraph" style:parent-style-name="Text_20_body" style:list-style-name="L53"/>
    <style:style style:name="P56" style:family="paragraph" style:parent-style-name="Text_20_body" style:list-style-name="L54"/>
    <style:style style:name="P57" style:family="paragraph" style:parent-style-name="Text_20_body" style:list-style-name="L55"/>
    <style:style style:name="P58" style:family="paragraph" style:parent-style-name="Text_20_body" style:list-style-name="L56"/>
    <style:style style:name="P59" style:family="paragraph" style:parent-style-name="Text_20_body" style:list-style-name="L57"/>
    <style:style style:name="P60" style:family="paragraph" style:parent-style-name="Text_20_body" style:list-style-name="L58"/>
    <style:style style:name="P61" style:family="paragraph" style:parent-style-name="Text_20_body" style:list-style-name="L59"/>
    <style:style style:name="P62" style:family="paragraph" style:parent-style-name="Text_20_body" style:list-style-name="L60"/>
    <style:style style:name="P63" style:family="paragraph" style:parent-style-name="Text_20_body" style:list-style-name="L61"/>
    <style:style style:name="P64" style:family="paragraph" style:parent-style-name="Text_20_body" style:list-style-name="L62"/>
    <style:style style:name="P65" style:family="paragraph" style:parent-style-name="Text_20_body" style:list-style-name="L63"/>
    <style:style style:name="P66" style:family="paragraph" style:parent-style-name="Text_20_body" style:list-style-name="L64"/>
    <style:style style:name="P67" style:family="paragraph" style:parent-style-name="Text_20_body" style:list-style-name="L65"/>
    <style:style style:name="P68" style:family="paragraph" style:parent-style-name="Text_20_body" style:list-style-name="L66"/>
    <style:style style:name="P69" style:family="paragraph" style:parent-style-name="Text_20_body" style:list-style-name="L67"/>
    <style:style style:name="P70" style:family="paragraph" style:parent-style-name="Text_20_body" style:list-style-name="L68"/>
    <style:style style:name="P71" style:family="paragraph" style:parent-style-name="Text_20_body" style:list-style-name="L69"/>
    <style:style style:name="P72" style:family="paragraph" style:parent-style-name="Text_20_body" style:list-style-name="L70"/>
    <style:style style:name="P73" style:family="paragraph" style:parent-style-name="Text_20_body" style:list-style-name="L71"/>
    <style:style style:name="P74" style:family="paragraph" style:parent-style-name="Text_20_body" style:list-style-name="L72"/>
    <style:style style:name="P75" style:family="paragraph" style:parent-style-name="Text_20_body" style:list-style-name="L73"/>
    <style:style style:name="P76" style:family="paragraph" style:parent-style-name="Text_20_body" style:list-style-name="L74"/>
    <style:style style:name="P77" style:family="paragraph" style:parent-style-name="Text_20_body" style:list-style-name="L75"/>
    <style:style style:name="P78" style:family="paragraph" style:parent-style-name="Text_20_body" style:list-style-name="L76"/>
    <style:style style:name="P79" style:family="paragraph" style:parent-style-name="Text_20_body" style:list-style-name="L77"/>
    <style:style style:name="P80" style:family="paragraph" style:parent-style-name="Text_20_body" style:list-style-name="L78"/>
    <style:style style:name="P81" style:family="paragraph" style:parent-style-name="Text_20_body" style:list-style-name="L79"/>
    <style:style style:name="P82" style:family="paragraph" style:parent-style-name="Text_20_body" style:list-style-name="L80"/>
    <style:style style:name="P83" style:family="paragraph" style:parent-style-name="Text_20_body" style:list-style-name="L81"/>
    <style:style style:name="P84" style:family="paragraph" style:parent-style-name="Text_20_body" style:list-style-name="L82"/>
    <style:style style:name="P85" style:family="paragraph" style:parent-style-name="Text_20_body" style:list-style-name="L83"/>
    <style:style style:name="P86" style:family="paragraph" style:parent-style-name="Text_20_body" style:list-style-name="L84"/>
    <style:style style:name="P87" style:family="paragraph" style:parent-style-name="Text_20_body" style:list-style-name="L85"/>
    <style:style style:name="P88" style:family="paragraph" style:parent-style-name="Text_20_body" style:list-style-name="L86"/>
    <style:style style:name="P89" style:family="paragraph" style:parent-style-name="Text_20_body" style:list-style-name="L87"/>
    <style:style style:name="P90" style:family="paragraph" style:parent-style-name="Text_20_body" style:list-style-name="L88"/>
    <style:style style:name="P91" style:family="paragraph" style:parent-style-name="Text_20_body" style:list-style-name="L89"/>
    <style:style style:name="P92" style:family="paragraph" style:parent-style-name="Text_20_body" style:list-style-name="L90"/>
    <style:style style:name="P93" style:family="paragraph" style:parent-style-name="Text_20_body" style:list-style-name="L91"/>
    <style:style style:name="P94" style:family="paragraph" style:parent-style-name="Text_20_body" style:list-style-name="L92"/>
    <style:style style:name="P95" style:family="paragraph" style:parent-style-name="Text_20_body" style:list-style-name="L93"/>
    <style:style style:name="P96" style:family="paragraph" style:parent-style-name="Text_20_body" style:list-style-name="L94"/>
    <style:style style:name="P97" style:family="paragraph" style:parent-style-name="Text_20_body" style:list-style-name="L95"/>
    <style:style style:name="P98" style:family="paragraph" style:parent-style-name="Text_20_body" style:list-style-name="L96"/>
    <style:style style:name="P99" style:family="paragraph" style:parent-style-name="Text_20_body" style:list-style-name="L97"/>
    <style:style style:name="P100" style:family="paragraph" style:parent-style-name="Text_20_body" style:list-style-name="L98"/>
    <style:style style:name="P101" style:family="paragraph" style:parent-style-name="Text_20_body" style:list-style-name="L99"/>
    <style:style style:name="P102" style:family="paragraph" style:parent-style-name="Text_20_body" style:list-style-name="L100"/>
    <style:style style:name="P103" style:family="paragraph" style:parent-style-name="Text_20_body" style:list-style-name="L101"/>
    <style:style style:name="P104" style:family="paragraph" style:parent-style-name="Text_20_body" style:list-style-name="L102"/>
    <style:style style:name="P105" style:family="paragraph" style:parent-style-name="Text_20_body" style:list-style-name="L103"/>
    <style:style style:name="P106" style:family="paragraph" style:parent-style-name="Text_20_body" style:list-style-name="L104"/>
    <style:style style:name="P107" style:family="paragraph" style:parent-style-name="Text_20_body" style:list-style-name="L105"/>
    <style:style style:name="P108" style:family="paragraph" style:parent-style-name="Text_20_body" style:list-style-name="L106"/>
    <style:style style:name="P109" style:family="paragraph" style:parent-style-name="Text_20_body" style:list-style-name="L107"/>
    <style:style style:name="P110" style:family="paragraph" style:parent-style-name="Text_20_body" style:list-style-name="L108"/>
    <style:style style:name="P111" style:family="paragraph" style:parent-style-name="Text_20_body" style:list-style-name="L109"/>
    <style:style style:name="P112" style:family="paragraph" style:parent-style-name="Text_20_body" style:list-style-name="L110"/>
    <style:style style:name="P113" style:family="paragraph" style:parent-style-name="Text_20_body" style:list-style-name="L111"/>
    <style:style style:name="P114" style:family="paragraph" style:parent-style-name="Text_20_body" style:list-style-name="L112"/>
    <style:style style:name="P115" style:family="paragraph" style:parent-style-name="Text_20_body" style:list-style-name="L113"/>
    <style:style style:name="P116" style:family="paragraph" style:parent-style-name="Text_20_body" style:list-style-name="L114"/>
    <style:style style:name="P117" style:family="paragraph" style:parent-style-name="Text_20_body" style:list-style-name="L115"/>
    <style:style style:name="P118" style:family="paragraph" style:parent-style-name="Text_20_body" style:list-style-name="L116"/>
    <style:style style:name="P119" style:family="paragraph" style:parent-style-name="Text_20_body" style:list-style-name="L117"/>
    <style:style style:name="P120" style:family="paragraph" style:parent-style-name="Text_20_body" style:list-style-name="L118"/>
    <style:style style:name="P121" style:family="paragraph" style:parent-style-name="Text_20_body" style:list-style-name="L119"/>
    <style:style style:name="P122" style:family="paragraph" style:parent-style-name="Text_20_body" style:list-style-name="L120"/>
    <style:style style:name="P123" style:family="paragraph" style:parent-style-name="Text_20_body" style:list-style-name="L121"/>
    <style:style style:name="P124" style:family="paragraph" style:parent-style-name="Text_20_body" style:list-style-name="L122"/>
    <style:style style:name="P125" style:family="paragraph" style:parent-style-name="Text_20_body" style:list-style-name="L123"/>
    <style:style style:name="P126" style:family="paragraph" style:parent-style-name="Text_20_body" style:list-style-name="L124"/>
    <style:style style:name="P127" style:family="paragraph" style:parent-style-name="Text_20_body" style:list-style-name="L125"/>
    <style:style style:name="P128" style:family="paragraph" style:parent-style-name="Text_20_body" style:list-style-name="L126"/>
    <style:style style:name="P129" style:family="paragraph" style:parent-style-name="Text_20_body" style:list-style-name="L127"/>
    <style:style style:name="P130" style:family="paragraph" style:parent-style-name="Text_20_body" style:list-style-name="L128"/>
    <style:style style:name="P131" style:family="paragraph" style:parent-style-name="Text_20_body" style:list-style-name="L129"/>
    <style:style style:name="P132" style:family="paragraph" style:parent-style-name="Text_20_body" style:list-style-name="L130"/>
    <style:style style:name="P133" style:family="paragraph" style:parent-style-name="Text_20_body" style:list-style-name="L131"/>
    <style:style style:name="P134" style:family="paragraph" style:parent-style-name="Text_20_body" style:list-style-name="L132"/>
    <style:style style:name="P135" style:family="paragraph" style:parent-style-name="Text_20_body" style:list-style-name="L133"/>
    <style:style style:name="P136" style:family="paragraph" style:parent-style-name="Text_20_body" style:list-style-name="L134"/>
    <style:style style:name="P137" style:family="paragraph" style:parent-style-name="Text_20_body" style:list-style-name="L135"/>
    <style:style style:name="P138" style:family="paragraph" style:parent-style-name="Text_20_body" style:list-style-name="L136"/>
    <style:style style:name="P139" style:family="paragraph" style:parent-style-name="Text_20_body" style:list-style-name="L137"/>
    <style:style style:name="P140" style:family="paragraph" style:parent-style-name="Text_20_body" style:list-style-name="L138"/>
    <style:style style:name="P141" style:family="paragraph" style:parent-style-name="Text_20_body" style:list-style-name="L139"/>
    <style:style style:name="P142" style:family="paragraph" style:parent-style-name="Text_20_body" style:list-style-name="L140"/>
    <style:style style:name="P143" style:family="paragraph" style:parent-style-name="Text_20_body" style:list-style-name="L141"/>
    <style:style style:name="P144" style:family="paragraph" style:parent-style-name="Text_20_body" style:list-style-name="L142"/>
    <style:style style:name="P145" style:family="paragraph" style:parent-style-name="Text_20_body" style:list-style-name="L143"/>
    <style:style style:name="P146" style:family="paragraph" style:parent-style-name="Text_20_body" style:list-style-name="L144"/>
    <style:style style:name="P147" style:family="paragraph" style:parent-style-name="Text_20_body" style:list-style-name="L145"/>
    <style:style style:name="P148" style:family="paragraph" style:parent-style-name="Text_20_body" style:list-style-name="L146"/>
    <style:style style:name="P149" style:family="paragraph" style:parent-style-name="Text_20_body" style:list-style-name="L147"/>
    <style:style style:name="P150" style:family="paragraph" style:parent-style-name="Text_20_body" style:list-style-name="L148"/>
    <style:style style:name="P151" style:family="paragraph" style:parent-style-name="Text_20_body" style:list-style-name="L149"/>
    <style:style style:name="P152" style:family="paragraph" style:parent-style-name="Text_20_body" style:list-style-name="L150"/>
    <style:style style:name="P153" style:family="paragraph" style:parent-style-name="Text_20_body" style:list-style-name="L151"/>
    <style:style style:name="P154" style:family="paragraph" style:parent-style-name="Text_20_body" style:list-style-name="L152"/>
    <style:style style:name="P155" style:family="paragraph" style:parent-style-name="Text_20_body" style:list-style-name="L153"/>
    <style:style style:name="P156" style:family="paragraph" style:parent-style-name="Text_20_body" style:list-style-name="L154"/>
    <style:style style:name="P157" style:family="paragraph" style:parent-style-name="Text_20_body" style:list-style-name="L155"/>
    <style:style style:name="P158" style:family="paragraph" style:parent-style-name="Text_20_body" style:list-style-name="L156"/>
    <style:style style:name="P159" style:family="paragraph" style:parent-style-name="Text_20_body" style:list-style-name="L157"/>
    <style:style style:name="P160" style:family="paragraph" style:parent-style-name="Text_20_body" style:list-style-name="L15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 — now we’re talking real production engineering 👌</text:p>
      <text:p text:style-name="Text_20_body">If your real workload is:</text:p>
      <text:list text:style-name="L1">
        <text:list-item>
          <text:p text:style-name="P3">reading <text:span text:style-name="Strong_20_Emphasis">large GeoTIFF files</text:span></text:p>
        </text:list-item>
        <text:list-item>
          <text:p text:style-name="P3">heavy raster / image processing</text:p>
        </text:list-item>
        <text:list-item>
          <text:p text:style-name="P3">CPU-bound computation</text:p>
        </text:list-item>
      </text:list>
      <text:p text:style-name="Text_20_body">Then the architecture and concurrency strategy changes completely.</text:p>
      <text:p text:style-name="Horizontal_20_Line"/>
      <text:h text:style-name="Heading_20_1" text:outline-level="1">🚀 PART 1 — Proper Production Architecture on AWS</text:h>
      <text:p text:style-name="Text_20_body">You currently run everything in Docker on one VM.</text:p>
      <text:p text:style-name="Text_20_body">That works for development.<text:line-break/>It is <text:span text:style-name="Strong_20_Emphasis">not ideal for real production geospatial processing</text:span>.</text:p>
      <text:p text:style-name="Text_20_body">A proper AWS setup would look like this:</text:p>
      <text:p text:style-name="Horizontal_20_Line"/>
      <text:h text:style-name="Heading_20_2" text:outline-level="2">🏗 Production Architecture (Recommended)</text:h>
      <text:h text:style-name="Heading_20_3" text:outline-level="3">1️⃣ Object Storage → Replace MinIO</text:h>
      <text:p text:style-name="Text_20_body">Instead of MinIO, use:</text:p>
      <text:list text:style-name="L2">
        <text:list-item>
          <text:p text:style-name="P4"><text:span text:style-name="Strong_20_Emphasis">Amazon S3</text:span></text:p>
        </text:list-item>
      </text:list>
      <text:p text:style-name="Text_20_body">Why:</text:p>
      <text:list text:style-name="L3">
        <text:list-item>
          <text:p text:style-name="P5">Unlimited storage</text:p>
        </text:list-item>
        <text:list-item>
          <text:p text:style-name="P5">Optimized for large files</text:p>
        </text:list-item>
        <text:list-item>
          <text:p text:style-name="P5">Native integration with geospatial workflows</text:p>
        </text:list-item>
        <text:list-item>
          <text:p text:style-name="P5">No server to manage</text:p>
        </text:list-item>
      </text:list>
      <text:p text:style-name="Text_20_body">Your GeoTIFFs should live in S3.<text:line-break/>Workers download from S3, process, upload results back to S3.</text:p>
      <text:p text:style-name="Horizontal_20_Line"/>
      <text:h text:style-name="Heading_20_3" text:outline-level="3">2️⃣ Database → Replace PostGIS Container</text:h>
      <text:p text:style-name="Text_20_body">Instead of running PostGIS in Docker:</text:p>
      <text:list text:style-name="L4">
        <text:list-item>
          <text:p text:style-name="P6">Use <text:span text:style-name="Strong_20_Emphasis">Amazon RDS</text:span></text:p>
        </text:list-item>
        <text:list-item>
          <text:p text:style-name="P6">Choose PostgreSQL with PostGIS extension</text:p>
        </text:list-item>
      </text:list>
      <text:p text:style-name="Text_20_body"><text:soft-page-break/>Why:</text:p>
      <text:list text:style-name="L5">
        <text:list-item>
          <text:p text:style-name="P7">Automated backups</text:p>
        </text:list-item>
        <text:list-item>
          <text:p text:style-name="P7">Failover</text:p>
        </text:list-item>
        <text:list-item>
          <text:p text:style-name="P7">Scaling</text:p>
        </text:list-item>
        <text:list-item>
          <text:p text:style-name="P7">No disk corruption risk</text:p>
        </text:list-item>
      </text:list>
      <text:p text:style-name="Horizontal_20_Line"/>
      <text:h text:style-name="Heading_20_3" text:outline-level="3">3️⃣ Redis → Replace Container Redis</text:h>
      <text:p text:style-name="Text_20_body">Instead of container Redis:</text:p>
      <text:list text:style-name="L6">
        <text:list-item>
          <text:p text:style-name="P8">Use <text:span text:style-name="Strong_20_Emphasis">Amazon ElastiCache</text:span></text:p>
        </text:list-item>
      </text:list>
      <text:p text:style-name="Text_20_body">Why:</text:p>
      <text:list text:style-name="L7">
        <text:list-item>
          <text:p text:style-name="P9">Managed</text:p>
        </text:list-item>
        <text:list-item>
          <text:p text:style-name="P9">Replication</text:p>
        </text:list-item>
        <text:list-item>
          <text:p text:style-name="P9">No memory crashes</text:p>
        </text:list-item>
        <text:list-item>
          <text:p text:style-name="P9">Better reliability for Celery</text:p>
        </text:list-item>
      </text:list>
      <text:p text:style-name="Horizontal_20_Line"/>
      <text:h text:style-name="Heading_20_3" text:outline-level="3">4️⃣ Compute Layer → EC2 Auto Scaling Group</text:h>
      <text:p text:style-name="Text_20_body">Run:</text:p>
      <text:list text:style-name="L8">
        <text:list-item>
          <text:p text:style-name="P10">Flask API container</text:p>
        </text:list-item>
        <text:list-item>
          <text:p text:style-name="P10">Celery worker container</text:p>
        </text:list-item>
      </text:list>
      <text:p text:style-name="Text_20_body">On EC2 instances in an Auto Scaling Group.</text:p>
      <text:p text:style-name="Text_20_body">Recommended instance types for GeoTIFF processing:</text:p>
      <text:list text:style-name="L9">
        <text:list-item>
          <text:p text:style-name="P11"><text:span text:style-name="Source_20_Text">c6i.xlarge</text:span> (compute optimized)</text:p>
        </text:list-item>
        <text:list-item>
          <text:p text:style-name="P11"><text:span text:style-name="Source_20_Text">m6i.xlarge</text:span> (balanced)</text:p>
        </text:list-item>
        <text:list-item>
          <text:p text:style-name="P11">or GPU instance if needed</text:p>
        </text:list-item>
      </text:list>
      <text:p text:style-name="Horizontal_20_Line"/>
      <text:h text:style-name="Heading_20_3" text:outline-level="3">5️⃣ Optional (More Advanced)</text:h>
      <text:p text:style-name="Text_20_body">Instead of EC2:</text:p>
      <text:list text:style-name="L10">
        <text:list-item>
          <text:p text:style-name="P12">Use <text:span text:style-name="Strong_20_Emphasis">Amazon ECS</text:span></text:p>
        </text:list-item>
        <text:list-item>
          <text:p text:style-name="P12">Or <text:span text:style-name="Strong_20_Emphasis">AWS Fargate</text:span></text:p>
        </text:list-item>
      </text:list>
      <text:p text:style-name="Text_20_body">But EC2 is simpler to start with.</text:p>
      <text:p text:style-name="Horizontal_20_Line"/>
      <text:h text:style-name="Heading_20_1" text:outline-level="1"><text:soft-page-break/>🧠 Final Production Architecture Flow</text:h>
      <text:p text:style-name="Text_20_body">Client → API (Flask)<text:line-break/>API → Redis (ElastiCache)<text:line-break/>Workers → Pull task →<text:line-break/>Workers download GeoTIFF from S3 →<text:line-break/>Process image →<text:line-break/>Upload result to S3 →<text:line-break/>Store metadata in RDS</text:p>
      <text:p text:style-name="Text_20_body">Clean separation of responsibilities.</text:p>
      <text:p text:style-name="Horizontal_20_Line"/>
      <text:h text:style-name="Heading_20_1" text:outline-level="1">🚀 PART 2 — What You Must Change in Your Code</text:h>
      <text:p text:style-name="Text_20_body">Good news:</text:p>
      <text:p text:style-name="Text_20_body">Your architecture is already modular.<text:line-break/>Only infrastructure changes are needed.</text:p>
      <text:p text:style-name="Horizontal_20_Line"/>
      <text:h text:style-name="Heading_20_2" text:outline-level="2">1️⃣ Remove MinIO Configuration</text:h>
      <text:p text:style-name="Text_20_body">Delete:</text:p>
      <text:p text:style-name="Preformatted_20_Text"><text:span text:style-name="Source_20_Text">S3_ENDPOINT = os.getenv("S3_ENDPOINT", "http://minio:9000")</text:span></text:p>
      <text:p text:style-name="P1"><text:span text:style-name="Source_20_Text">use_ssl=False</text:span></text:p>
      <text:p text:style-name="Text_20_body">When using real S3, you DO NOT set endpoint.</text:p>
      <text:p text:style-name="Text_20_body">Your S3 client becomes:</text:p>
      <text:p text:style-name="Preformatted_20_Text"><text:span text:style-name="Source_20_Text">boto3.client(</text:span></text:p>
      <text:p text:style-name="Preformatted_20_Text"><text:span text:style-name="Source_20_Text"><text:s text:c="4"/>"s3",</text:span></text:p>
      <text:p text:style-name="Preformatted_20_Text"><text:span text:style-name="Source_20_Text"><text:s text:c="4"/>region_name="eu-central-1" <text:s/># your region</text:span></text:p>
      <text:p text:style-name="P1"><text:span text:style-name="Source_20_Text">)</text:span></text:p>
      <text:p text:style-name="Text_20_body">AWS credentials come from:</text:p>
      <text:list text:style-name="L11">
        <text:list-item>
          <text:p text:style-name="P13">IAM Role attached to EC2</text:p>
        </text:list-item>
        <text:list-item>
          <text:p text:style-name="P13">NOT from env variables</text:p>
        </text:list-item>
      </text:list>
      <text:p text:style-name="Horizontal_20_Line"/>
      <text:h text:style-name="Heading_20_2" text:outline-level="2">2️⃣ Use IAM Roles Instead of Access Keys</text:h>
      <text:p text:style-name="Text_20_body">DO NOT use:</text:p>
      <text:p text:style-name="Preformatted_20_Text"><text:span text:style-name="Source_20_Text">S3_ACCESS_KEY</text:span></text:p>
      <text:p text:style-name="P1"><text:span text:style-name="Source_20_Text">S3_SECRET_KEY</text:span></text:p>
      <text:p text:style-name="Text_20_body"><text:soft-page-break/>Instead:</text:p>
      <text:list text:style-name="L12">
        <text:list-item>
          <text:p text:style-name="P14">Attach IAM Role to EC2</text:p>
        </text:list-item>
        <text:list-item>
          <text:p text:style-name="P14">boto3 automatically picks credentials</text:p>
        </text:list-item>
      </text:list>
      <text:p text:style-name="Text_20_body">Much more secure.</text:p>
      <text:p text:style-name="Horizontal_20_Line"/>
      <text:h text:style-name="Heading_20_2" text:outline-level="2">3️⃣ Replace Redis URL</text:h>
      <text:p text:style-name="Text_20_body">Instead of:</text:p>
      <text:p text:style-name="P1"><text:span text:style-name="Source_20_Text">redis://redis:6379/0</text:span></text:p>
      <text:p text:style-name="Text_20_body">Use:</text:p>
      <text:p text:style-name="P1"><text:span text:style-name="Source_20_Text">redis://your-elasticache-endpoint:6379/0</text:span></text:p>
      <text:p text:style-name="Text_20_body">No code change.<text:line-break/>Just environment variable change.</text:p>
      <text:p text:style-name="Horizontal_20_Line"/>
      <text:h text:style-name="Heading_20_2" text:outline-level="2">4️⃣ Replace DATABASE_URL</text:h>
      <text:p text:style-name="Text_20_body">Instead of:</text:p>
      <text:p text:style-name="P1"><text:span text:style-name="Source_20_Text">postgresql://sleepuser:sleeppassword@postgis:5432/sleepdb</text:span></text:p>
      <text:p text:style-name="Text_20_body">Use RDS endpoint:</text:p>
      <text:p text:style-name="P1"><text:span text:style-name="Source_20_Text">postgresql://user:password@rds-endpoint:5432/dbname</text:span></text:p>
      <text:p text:style-name="Text_20_body">Again — only env change.</text:p>
      <text:p text:style-name="Horizontal_20_Line"/>
      <text:h text:style-name="Heading_20_1" text:outline-level="1">⚙️ PART 3 — Concurrency Strategy (Very Important)</text:h>
      <text:p text:style-name="Text_20_body">Now we switch from sleep() to heavy GeoTIFF CPU processing.</text:p>
      <text:p text:style-name="Text_20_body">This is CPU-bound.</text:p>
      <text:p text:style-name="Text_20_body">For CPU-bound tasks:</text:p>
      <text:p text:style-name="Quotations">concurrency should ≈ number of CPU cores</text:p>
      <text:p text:style-name="Text_20_body">NOT higher.</text:p>
      <text:p text:style-name="Horizontal_20_Line"/>
      <text:h text:style-name="Heading_20_2" text:outline-level="2"><text:soft-page-break/>✅ Best Practice for Celery Concurrency</text:h>
      <text:p text:style-name="Text_20_body">Instead of hardcoding:</text:p>
      <text:p text:style-name="P1"><text:span text:style-name="Source_20_Text">--concurrency=5</text:span></text:p>
      <text:p text:style-name="Text_20_body">Do this:</text:p>
      <text:p text:style-name="P1"><text:span text:style-name="Source_20_Text">--concurrency=$(nproc)</text:span></text:p>
      <text:p text:style-name="Text_20_body"><text:span text:style-name="Source_20_Text">nproc</text:span> = number of CPUs available inside container.</text:p>
      <text:p text:style-name="Text_20_body">This works:</text:p>
      <text:list text:style-name="L13">
        <text:list-item>
          <text:p text:style-name="P15">On your 16-core laptop → 16 workers</text:p>
        </text:list-item>
        <text:list-item>
          <text:p text:style-name="P15">On AWS 4-core VM → 4 workers</text:p>
        </text:list-item>
        <text:list-item>
          <text:p text:style-name="P15">On AWS 32-core VM → 32 workers</text:p>
        </text:list-item>
      </text:list>
      <text:p text:style-name="Text_20_body">No code changes required.</text:p>
      <text:p text:style-name="Horizontal_20_Line"/>
      <text:h text:style-name="Heading_20_2" text:outline-level="2">🔥 Updated docker-compose Worker Command</text:h>
      <text:p text:style-name="Text_20_body">Replace:</text:p>
      <text:p text:style-name="P1"><text:span text:style-name="Source_20_Text">--concurrency=5</text:span></text:p>
      <text:p text:style-name="Text_20_body">With:</text:p>
      <text:p text:style-name="P1"><text:span text:style-name="Source_20_Text">--concurrency=$(nproc)</text:span></text:p>
      <text:p text:style-name="Text_20_body">Full example:</text:p>
      <text:p text:style-name="Preformatted_20_Text"><text:span text:style-name="Source_20_Text">command: &gt;</text:span></text:p>
      <text:p text:style-name="Preformatted_20_Text"><text:span text:style-name="Source_20_Text"><text:s text:c="2"/>bash -c "</text:span></text:p>
      <text:p text:style-name="Preformatted_20_Text"><text:span text:style-name="Source_20_Text"><text:s text:c="4"/>wait-for-postgis.sh postgis &amp;&amp;</text:span></text:p>
      <text:p text:style-name="Preformatted_20_Text"><text:span text:style-name="Source_20_Text"><text:s text:c="4"/>celery -A tasks.celery_app worker \</text:span></text:p>
      <text:p text:style-name="Preformatted_20_Text"><text:span text:style-name="Source_20_Text"><text:s text:c="6"/>--loglevel=info \</text:span></text:p>
      <text:p text:style-name="Preformatted_20_Text"><text:span text:style-name="Source_20_Text"><text:s text:c="6"/>--concurrency=$(nproc)</text:span></text:p>
      <text:p text:style-name="P1"><text:span text:style-name="Source_20_Text"><text:s text:c="2"/>"</text:span></text:p>
      <text:p text:style-name="Horizontal_20_Line"/>
      <text:h text:style-name="Heading_20_1" text:outline-level="1">🧠 Why This Is Correct for GeoTIFF Processing</text:h>
      <text:p text:style-name="Text_20_body">GeoTIFF processing:</text:p>
      <text:list text:style-name="L14">
        <text:list-item>
          <text:p text:style-name="P16">Raster reading</text:p>
        </text:list-item>
        <text:list-item>
          <text:p text:style-name="P16">NumPy operations</text:p>
        </text:list-item>
        <text:list-item>
          <text:p text:style-name="P16">GDAL operations</text:p>
        </text:list-item>
        <text:list-item>
          <text:p text:style-name="P16"><text:soft-page-break/>Heavy CPU math</text:p>
        </text:list-item>
      </text:list>
      <text:p text:style-name="Text_20_body">This uses full CPU core.</text:p>
      <text:p text:style-name="Text_20_body">Running more workers than cores:</text:p>
      <text:list text:style-name="L15">
        <text:list-item>
          <text:p text:style-name="P17">Increases context switching</text:p>
        </text:list-item>
        <text:list-item>
          <text:p text:style-name="P17">Slows everything down</text:p>
        </text:list-item>
        <text:list-item>
          <text:p text:style-name="P17">Reduces throughput</text:p>
        </text:list-item>
      </text:list>
      <text:p text:style-name="Horizontal_20_Line"/>
      <text:h text:style-name="Heading_20_1" text:outline-level="1">🚀 Even Better (Advanced Production Optimization)</text:h>
      <text:p text:style-name="Text_20_body">For large image workloads:</text:p>
      <text:h text:style-name="Heading_20_3" text:outline-level="3">Use Prefetch Control</text:h>
      <text:p text:style-name="Text_20_body">Add:</text:p>
      <text:p text:style-name="P1"><text:span text:style-name="Source_20_Text">--prefetch-multiplier=1</text:span></text:p>
      <text:p text:style-name="Text_20_body">Prevents workers from grabbing too many large jobs.</text:p>
      <text:p text:style-name="Horizontal_20_Line"/>
      <text:h text:style-name="Heading_20_3" text:outline-level="3">Limit Memory Leaks</text:h>
      <text:p text:style-name="Text_20_body">Add:</text:p>
      <text:p text:style-name="P1"><text:span text:style-name="Source_20_Text">--max-tasks-per-child=10</text:span></text:p>
      <text:p text:style-name="Text_20_body">Restarts worker process after 10 tasks.<text:line-break/>Very useful for GDAL memory leaks.</text:p>
      <text:p text:style-name="Horizontal_20_Line"/>
      <text:h text:style-name="Heading_20_1" text:outline-level="1">🧩 FINAL Production Worker Command (Recommended)</text:h>
      <text:p text:style-name="Preformatted_20_Text"><text:span text:style-name="Source_20_Text">celery -A tasks.celery_app worker \</text:span></text:p>
      <text:p text:style-name="Preformatted_20_Text"><text:span text:style-name="Source_20_Text"><text:s text:c="2"/>--loglevel=info \</text:span></text:p>
      <text:p text:style-name="Preformatted_20_Text"><text:span text:style-name="Source_20_Text"><text:s text:c="2"/>--concurrency=$(nproc) \</text:span></text:p>
      <text:p text:style-name="Preformatted_20_Text"><text:span text:style-name="Source_20_Text"><text:s text:c="2"/>--prefetch-multiplier=1 \</text:span></text:p>
      <text:p text:style-name="P1"><text:span text:style-name="Source_20_Text"><text:s text:c="2"/>--max-tasks-per-child=10</text:span></text:p>
      <text:p text:style-name="Text_20_body">This works:</text:p>
      <text:list text:style-name="L16">
        <text:list-item>
          <text:p text:style-name="P18">On your laptop (16 cores)</text:p>
        </text:list-item>
        <text:list-item>
          <text:p text:style-name="P18">On AWS 2-core</text:p>
        </text:list-item>
        <text:list-item>
          <text:p text:style-name="P18"><text:soft-page-break/>On AWS 32-core</text:p>
        </text:list-item>
      </text:list>
      <text:p text:style-name="Text_20_body">Automatically optimized.</text:p>
      <text:p text:style-name="Horizontal_20_Line"/>
      <text:h text:style-name="Heading_20_1" text:outline-level="1">🏁 Final Summary</text:h>
      <text:h text:style-name="Heading_20_3" text:outline-level="3">🔹 Infrastructure Changes</text:h>
      <text:p text:style-name="Text_20_body">Replace:</text:p>
      <text:list text:style-name="L17">
        <text:list-item>
          <text:p text:style-name="P19">MinIO → S3</text:p>
        </text:list-item>
        <text:list-item>
          <text:p text:style-name="P19">PostGIS container → RDS</text:p>
        </text:list-item>
        <text:list-item>
          <text:p text:style-name="P19">Redis container → ElastiCache</text:p>
        </text:list-item>
      </text:list>
      <text:h text:style-name="Heading_20_3" text:outline-level="3">🔹 Code Changes</text:h>
      <text:p text:style-name="Text_20_body">Almost none.<text:line-break/>Just:</text:p>
      <text:list text:style-name="L18">
        <text:list-item>
          <text:p text:style-name="P20">remove custom S3 endpoint</text:p>
        </text:list-item>
        <text:list-item>
          <text:p text:style-name="P20">rely on IAM</text:p>
        </text:list-item>
        <text:list-item>
          <text:p text:style-name="P20">change environment variables</text:p>
        </text:list-item>
      </text:list>
      <text:h text:style-name="Heading_20_3" text:outline-level="3">🔹 Concurrency</text:h>
      <text:p text:style-name="Text_20_body">For CPU-bound GeoTIFF:</text:p>
      <text:p text:style-name="P1"><text:span text:style-name="Source_20_Text">--concurrency=$(nproc)</text:span></text:p>
      <text:p text:style-name="Text_20_body">That is the cleanest universal solution.</text:p>
      <text:p text:style-name="Horizontal_20_Line"/>
      <text:p text:style-name="Text_20_body">If you'd like, next I can:</text:p>
      <text:list text:style-name="L19">
        <text:list-item>
          <text:p text:style-name="P21">Design a full AWS deployment diagram</text:p>
        </text:list-item>
        <text:list-item>
          <text:p text:style-name="P21">Show Terraform for this setup</text:p>
        </text:list-item>
        <text:list-item>
          <text:p text:style-name="P21">Explain EC2 Auto Scaling for Celery workers</text:p>
        </text:list-item>
        <text:list-item>
          <text:p text:style-name="P21">Or explain how to separate API nodes and Worker nodes properly</text:p>
        </text:list-item>
      </text:list>
      <text:p text:style-name="Text_20_body">What would you like to go deeper into?</text:p>
      <text:p text:style-name="Standard"/>
      <text:p text:style-name="Text_20_body">Excellent — now we move from “works” to <text:span text:style-name="Strong_20_Emphasis">real cloud-native production design</text:span>.</text:p>
      <text:p text:style-name="Text_20_body">I’ll go deep on these four:</text:p>
      <text:list text:style-name="L20">
        <text:list-item>
          <text:p text:style-name="P22">Full AWS deployment architecture diagram (explained)</text:p>
        </text:list-item>
        <text:list-item>
          <text:p text:style-name="P22">Terraform-style infrastructure layout</text:p>
        </text:list-item>
        <text:list-item>
          <text:p text:style-name="P22"><text:soft-page-break/>EC2 Auto Scaling for Celery workers</text:p>
        </text:list-item>
        <text:list-item>
          <text:p text:style-name="P22">Proper separation of API nodes and Worker nodes</text:p>
        </text:list-item>
      </text:list>
      <text:p text:style-name="Text_20_body">Assume:</text:p>
      <text:list text:style-name="L21">
        <text:list-item>
          <text:p text:style-name="P23">Heavy GeoTIFF CPU workloads</text:p>
        </text:list-item>
        <text:list-item>
          <text:p text:style-name="P23">Large raster files</text:p>
        </text:list-item>
        <text:list-item>
          <text:p text:style-name="P23">Production-grade reliability</text:p>
        </text:list-item>
        <text:list-item>
          <text:p text:style-name="P23">Horizontal scaling</text:p>
        </text:list-item>
        <text:list-item>
          <text:p text:style-name="P23">Concurrency = dynamic (<text:span text:style-name="Source_20_Text">$(nproc)</text:span>)</text:p>
        </text:list-item>
      </text:list>
      <text:p text:style-name="Horizontal_20_Line"/>
      <text:h text:style-name="Heading_20_1" text:outline-level="1">1️⃣ Full AWS Deployment Architecture (Production Grade)</text:h>
      <text:p text:style-name="Text_20_body">Here is what your final system should look like conceptually:</text:p>
      <text:p text:style-name="Preformatted_20_Text"><text:span text:style-name="Source_20_Text"><text:s text:c="16"/>Internet</text:span></text:p>
      <text:p text:style-name="Preformatted_20_Text"><text:span text:style-name="Source_20_Text"><text:s text:c="20"/>|</text:span></text:p>
      <text:p text:style-name="Preformatted_20_Text"><text:span text:style-name="Source_20_Text"><text:s text:c="14"/>Application Load Balancer</text:span></text:p>
      <text:p text:style-name="Preformatted_20_Text"><text:span text:style-name="Source_20_Text"><text:s text:c="20"/>|</text:span></text:p>
      <text:p text:style-name="Preformatted_20_Text"><text:span text:style-name="Source_20_Text"><text:s text:c="14"/>------------------------</text:span></text:p>
      <text:p text:style-name="Preformatted_20_Text"><text:span text:style-name="Source_20_Text"><text:s text:c="14"/>| <text:s text:c="21"/>|</text:span></text:p>
      <text:p text:style-name="Preformatted_20_Text"><text:span text:style-name="Source_20_Text"><text:s text:c="9"/>API EC2 #1 <text:s text:c="12"/>API EC2 #2</text:span></text:p>
      <text:p text:style-name="Preformatted_20_Text"><text:span text:style-name="Source_20_Text"><text:s text:c="10"/>(Flask) <text:s text:c="16"/>(Flask)</text:span></text:p>
      <text:p text:style-name="Preformatted_20_Text"><text:span text:style-name="Source_20_Text"><text:s text:c="14"/>| <text:s text:c="21"/>|</text:span></text:p>
      <text:p text:style-name="Preformatted_20_Text"><text:span text:style-name="Source_20_Text"><text:s text:c="14"/>----------- Redis (ElastiCache)</text:span></text:p>
      <text:p text:style-name="Preformatted_20_Text"><text:span text:style-name="Source_20_Text"><text:s text:c="29"/>|</text:span></text:p>
      <text:p text:style-name="Preformatted_20_Text"><text:span text:style-name="Source_20_Text"><text:s text:c="22"/>Worker Auto Scaling Group</text:span></text:p>
      <text:p text:style-name="Preformatted_20_Text"><text:span text:style-name="Source_20_Text"><text:s text:c="23"/>| <text:s text:c="7"/>| <text:s text:c="8"/>|</text:span></text:p>
      <text:p text:style-name="Preformatted_20_Text"><text:span text:style-name="Source_20_Text"><text:s text:c="19"/>EC2 W1 <text:s text:c="2"/>EC2 W2 <text:s text:c="2"/>EC2 W3</text:span></text:p>
      <text:p text:style-name="Preformatted_20_Text"><text:span text:style-name="Source_20_Text"><text:s text:c="22"/>|</text:span></text:p>
      <text:p text:style-name="Preformatted_20_Text"><text:span text:style-name="Source_20_Text"><text:s text:c="15"/>Amazon S3 (GeoTIFFs + Results)</text:span></text:p>
      <text:p text:style-name="Preformatted_20_Text"><text:span text:style-name="Source_20_Text"><text:s text:c="22"/>|</text:span></text:p>
      <text:p text:style-name="P1"><text:span text:style-name="Source_20_Text"><text:s text:c="17"/>Amazon RDS (PostGIS)</text:span></text:p>
      <text:p text:style-name="Text_20_body">Now let's break this down.</text:p>
      <text:p text:style-name="Horizontal_20_Line"/>
      <text:h text:style-name="Heading_20_2" text:outline-level="2">🔹 Load Balancer</text:h>
      <text:p text:style-name="Text_20_body">Use:</text:p>
      <text:list text:style-name="L22">
        <text:list-item>
          <text:p text:style-name="P24"><text:span text:style-name="Strong_20_Emphasis">Elastic Load Balancing</text:span></text:p>
        </text:list-item>
      </text:list>
      <text:p text:style-name="Text_20_body">Specifically:</text:p>
      <text:list text:style-name="L23">
        <text:list-item>
          <text:p text:style-name="P25">Application Load Balancer (ALB)</text:p>
        </text:list-item>
      </text:list>
      <text:p text:style-name="Text_20_body">Purpose:</text:p>
      <text:list text:style-name="L24">
        <text:list-item>
          <text:p text:style-name="P26"><text:soft-page-break/>Distributes HTTP traffic across API nodes</text:p>
        </text:list-item>
        <text:list-item>
          <text:p text:style-name="P26">Handles HTTPS termination</text:p>
        </text:list-item>
        <text:list-item>
          <text:p text:style-name="P26">Health checks</text:p>
        </text:list-item>
      </text:list>
      <text:p text:style-name="Horizontal_20_Line"/>
      <text:h text:style-name="Heading_20_2" text:outline-level="2">🔹 API Layer (Stateless)</text:h>
      <text:p text:style-name="Text_20_body">EC2 instances running:</text:p>
      <text:list text:style-name="L25">
        <text:list-item>
          <text:p text:style-name="P27">Flask</text:p>
        </text:list-item>
        <text:list-item>
          <text:p text:style-name="P27">NO Celery workers</text:p>
        </text:list-item>
      </text:list>
      <text:p text:style-name="Text_20_body">Important:<text:line-break/>API nodes must be stateless.</text:p>
      <text:p text:style-name="Text_20_body">They:</text:p>
      <text:list text:style-name="L26">
        <text:list-item>
          <text:p text:style-name="P28">Accept request</text:p>
        </text:list-item>
        <text:list-item>
          <text:p text:style-name="P28">Push task to Redis</text:p>
        </text:list-item>
        <text:list-item>
          <text:p text:style-name="P28">Return task_id</text:p>
        </text:list-item>
      </text:list>
      <text:p text:style-name="Text_20_body">Nothing more.</text:p>
      <text:p text:style-name="Text_20_body">You scale API nodes based on:</text:p>
      <text:list text:style-name="L27">
        <text:list-item>
          <text:p text:style-name="P29">HTTP request count</text:p>
        </text:list-item>
        <text:list-item>
          <text:p text:style-name="P29">CPU load</text:p>
        </text:list-item>
      </text:list>
      <text:p text:style-name="Horizontal_20_Line"/>
      <text:h text:style-name="Heading_20_2" text:outline-level="2">🔹 Redis Layer</text:h>
      <text:p text:style-name="Text_20_body">Use:</text:p>
      <text:list text:style-name="L28">
        <text:list-item>
          <text:p text:style-name="P30"><text:span text:style-name="Strong_20_Emphasis">Amazon ElastiCache</text:span></text:p>
        </text:list-item>
      </text:list>
      <text:p text:style-name="Text_20_body">Purpose:</text:p>
      <text:list text:style-name="L29">
        <text:list-item>
          <text:p text:style-name="P31">Celery broker</text:p>
        </text:list-item>
        <text:list-item>
          <text:p text:style-name="P31">Celery result backend</text:p>
        </text:list-item>
      </text:list>
      <text:p text:style-name="Text_20_body">You don’t manage Redis anymore.<text:line-break/>AWS does.</text:p>
      <text:p text:style-name="Horizontal_20_Line"/>
      <text:h text:style-name="Heading_20_2" text:outline-level="2">🔹 Worker Layer (Separate Auto Scaling Group)</text:h>
      <text:p text:style-name="Text_20_body">This is critical.</text:p>
      <text:p text:style-name="Text_20_body">Workers run:</text:p>
      <text:list text:style-name="L30">
        <text:list-item>
          <text:p text:style-name="P32"><text:soft-page-break/>Celery</text:p>
        </text:list-item>
        <text:list-item>
          <text:p text:style-name="P32">GDAL</text:p>
        </text:list-item>
        <text:list-item>
          <text:p text:style-name="P32">Raster processing</text:p>
        </text:list-item>
        <text:list-item>
          <text:p text:style-name="P32">Heavy CPU</text:p>
        </text:list-item>
      </text:list>
      <text:p text:style-name="Text_20_body">They do NOT:</text:p>
      <text:list text:style-name="L31">
        <text:list-item>
          <text:p text:style-name="P33">Serve HTTP</text:p>
        </text:list-item>
        <text:list-item>
          <text:p text:style-name="P33">Talk to internet directly</text:p>
        </text:list-item>
      </text:list>
      <text:p text:style-name="Text_20_body">They only:</text:p>
      <text:list text:style-name="L32">
        <text:list-item>
          <text:p text:style-name="P34">Pull from Redis</text:p>
        </text:list-item>
        <text:list-item>
          <text:p text:style-name="P34">Read/write S3</text:p>
        </text:list-item>
        <text:list-item>
          <text:p text:style-name="P34">Update RDS</text:p>
        </text:list-item>
      </text:list>
      <text:p text:style-name="Horizontal_20_Line"/>
      <text:h text:style-name="Heading_20_2" text:outline-level="2">🔹 Storage Layer</text:h>
      <text:p text:style-name="Text_20_body">Replace MinIO with:</text:p>
      <text:list text:style-name="L33">
        <text:list-item>
          <text:p text:style-name="P35"><text:span text:style-name="Strong_20_Emphasis">Amazon S3</text:span></text:p>
        </text:list-item>
      </text:list>
      <text:p text:style-name="Text_20_body">Why this is ideal for GeoTIFF:</text:p>
      <text:list text:style-name="L34">
        <text:list-item>
          <text:p text:style-name="P36">Designed for huge files</text:p>
        </text:list-item>
        <text:list-item>
          <text:p text:style-name="P36">Parallel downloads supported</text:p>
        </text:list-item>
        <text:list-item>
          <text:p text:style-name="P36">Scales infinitely</text:p>
        </text:list-item>
        <text:list-item>
          <text:p text:style-name="P36">Durable (11 9’s)</text:p>
        </text:list-item>
      </text:list>
      <text:p text:style-name="Text_20_body">Workers should:</text:p>
      <text:list text:style-name="L35">
        <text:list-item>
          <text:p text:style-name="P37">Download GeoTIFF to local temp disk</text:p>
        </text:list-item>
        <text:list-item>
          <text:p text:style-name="P37">Process</text:p>
        </text:list-item>
        <text:list-item>
          <text:p text:style-name="P37">Upload result to S3</text:p>
        </text:list-item>
      </text:list>
      <text:p text:style-name="Horizontal_20_Line"/>
      <text:h text:style-name="Heading_20_2" text:outline-level="2">🔹 Database Layer</text:h>
      <text:p text:style-name="Text_20_body">Replace container PostGIS with:</text:p>
      <text:list text:style-name="L36">
        <text:list-item>
          <text:p text:style-name="P38"><text:span text:style-name="Strong_20_Emphasis">Amazon RDS</text:span></text:p>
        </text:list-item>
      </text:list>
      <text:p text:style-name="Text_20_body">With:</text:p>
      <text:list text:style-name="L37">
        <text:list-item>
          <text:p text:style-name="P39">PostgreSQL + PostGIS extension</text:p>
        </text:list-item>
      </text:list>
      <text:p text:style-name="Text_20_body">Why:</text:p>
      <text:list text:style-name="L38">
        <text:list-item>
          <text:p text:style-name="P40"><text:soft-page-break/>Automatic backups</text:p>
        </text:list-item>
        <text:list-item>
          <text:p text:style-name="P40">Failover</text:p>
        </text:list-item>
        <text:list-item>
          <text:p text:style-name="P40">Maintenance</text:p>
        </text:list-item>
        <text:list-item>
          <text:p text:style-name="P40">Scaling storage</text:p>
        </text:list-item>
      </text:list>
      <text:p text:style-name="Horizontal_20_Line"/>
      <text:h text:style-name="Heading_20_1" text:outline-level="1">2️⃣ Terraform-Style Infrastructure Layout</text:h>
      <text:p text:style-name="Text_20_body">Here’s how infrastructure would be structured conceptually:</text:p>
      <text:h text:style-name="Heading_20_3" text:outline-level="3">VPC</text:h>
      <text:list text:style-name="L39">
        <text:list-item>
          <text:p text:style-name="P41">Public Subnet → Load Balancer</text:p>
        </text:list-item>
        <text:list-item>
          <text:p text:style-name="P41">Private Subnet → EC2 instances</text:p>
        </text:list-item>
        <text:list-item>
          <text:p text:style-name="P41">Private Subnet → RDS</text:p>
        </text:list-item>
        <text:list-item>
          <text:p text:style-name="P41">Private Subnet → ElastiCache</text:p>
        </text:list-item>
      </text:list>
      <text:p text:style-name="Text_20_body">Workers should NOT have public IP.</text:p>
      <text:p text:style-name="Horizontal_20_Line"/>
      <text:h text:style-name="Heading_20_2" text:outline-level="2">Terraform Resources (High Level)</text:h>
      <text:p text:style-name="Text_20_body">You would define:</text:p>
      <text:list text:style-name="L40">
        <text:list-item>
          <text:p text:style-name="P42">aws_vpc</text:p>
        </text:list-item>
        <text:list-item>
          <text:p text:style-name="P42">aws_subnet</text:p>
        </text:list-item>
        <text:list-item>
          <text:p text:style-name="P42">aws_security_group</text:p>
        </text:list-item>
        <text:list-item>
          <text:p text:style-name="P42">aws_lb</text:p>
        </text:list-item>
        <text:list-item>
          <text:p text:style-name="P42">aws_launch_template (API)</text:p>
        </text:list-item>
        <text:list-item>
          <text:p text:style-name="P42">aws_launch_template (Worker)</text:p>
        </text:list-item>
        <text:list-item>
          <text:p text:style-name="P42">aws_autoscaling_group (API)</text:p>
        </text:list-item>
        <text:list-item>
          <text:p text:style-name="P42">aws_autoscaling_group (Worker)</text:p>
        </text:list-item>
        <text:list-item>
          <text:p text:style-name="P42">aws_db_instance (RDS)</text:p>
        </text:list-item>
        <text:list-item>
          <text:p text:style-name="P42">aws_elasticache_cluster</text:p>
        </text:list-item>
        <text:list-item>
          <text:p text:style-name="P42">aws_s3_bucket</text:p>
        </text:list-item>
      </text:list>
      <text:p text:style-name="Horizontal_20_Line"/>
      <text:h text:style-name="Heading_20_1" text:outline-level="1"><text:soft-page-break/>3️⃣ EC2 Auto Scaling for Celery Workers</text:h>
      <text:p text:style-name="Text_20_body">This is where cloud power appears.</text:p>
      <text:p text:style-name="Text_20_body">Workers scale based on:</text:p>
      <text:list text:style-name="L41">
        <text:list-item>
          <text:p text:style-name="P43">CPU usage</text:p>
        </text:list-item>
        <text:list-item>
          <text:p text:style-name="P43">OR Redis queue length</text:p>
        </text:list-item>
      </text:list>
      <text:p text:style-name="Text_20_body">Best practice:</text:p>
      <text:p text:style-name="Text_20_body">Scale based on queue depth.</text:p>
      <text:p text:style-name="Text_20_body">Example logic:</text:p>
      <text:p text:style-name="Text_20_body">If:</text:p>
      <text:list text:style-name="L42">
        <text:list-item>
          <text:p text:style-name="P44">Redis queue length &gt; 50<text:line-break/>→ Add 2 worker instances</text:p>
        </text:list-item>
      </text:list>
      <text:p text:style-name="Text_20_body">If:</text:p>
      <text:list text:style-name="L43">
        <text:list-item>
          <text:p text:style-name="P45">Queue length &lt; 5<text:line-break/>→ Remove 1 worker instance</text:p>
        </text:list-item>
      </text:list>
      <text:p text:style-name="Text_20_body">This is true elastic compute.</text:p>
      <text:p text:style-name="Horizontal_20_Line"/>
      <text:h text:style-name="Heading_20_2" text:outline-level="2">Worker Configuration</text:h>
      <text:p text:style-name="Text_20_body">Worker launch template:</text:p>
      <text:p text:style-name="Text_20_body">Docker container runs:</text:p>
      <text:p text:style-name="Preformatted_20_Text"><text:span text:style-name="Source_20_Text">celery -A tasks.celery_app worker \</text:span></text:p>
      <text:p text:style-name="Preformatted_20_Text"><text:span text:style-name="Source_20_Text"><text:s text:c="2"/>--loglevel=info \</text:span></text:p>
      <text:p text:style-name="Preformatted_20_Text"><text:span text:style-name="Source_20_Text"><text:s text:c="2"/>--concurrency=$(nproc) \</text:span></text:p>
      <text:p text:style-name="Preformatted_20_Text"><text:span text:style-name="Source_20_Text"><text:s text:c="2"/>--prefetch-multiplier=1 \</text:span></text:p>
      <text:p text:style-name="P1"><text:span text:style-name="Source_20_Text"><text:s text:c="2"/>--max-tasks-per-child=10</text:span></text:p>
      <text:p text:style-name="Text_20_body">So:</text:p>
      <text:list text:style-name="L44">
        <text:list-item>
          <text:p text:style-name="P46">On 4 core machine → 4 workers</text:p>
        </text:list-item>
        <text:list-item>
          <text:p text:style-name="P46">On 16 core → 16 workers</text:p>
        </text:list-item>
      </text:list>
      <text:p text:style-name="Text_20_body">Zero manual tuning.</text:p>
      <text:p text:style-name="Horizontal_20_Line"/>
      <text:h text:style-name="Heading_20_1" text:outline-level="1">4️⃣ Proper Separation: API Nodes vs Worker Nodes</text:h>
      <text:p text:style-name="Text_20_body">This is extremely important.</text:p>
      <text:p text:style-name="Text_20_body"><text:soft-page-break/>Your current docker-compose mixes:</text:p>
      <text:list text:style-name="L45">
        <text:list-item>
          <text:p text:style-name="P47">Flask</text:p>
        </text:list-item>
        <text:list-item>
          <text:p text:style-name="P47">Celery</text:p>
        </text:list-item>
        <text:list-item>
          <text:p text:style-name="P47">Redis</text:p>
        </text:list-item>
        <text:list-item>
          <text:p text:style-name="P47">PostGIS</text:p>
        </text:list-item>
        <text:list-item>
          <text:p text:style-name="P47">MinIO</text:p>
        </text:list-item>
      </text:list>
      <text:p text:style-name="Text_20_body">On one machine.</text:p>
      <text:p text:style-name="Text_20_body">Production must separate concerns.</text:p>
      <text:p text:style-name="Horizontal_20_Line"/>
      <text:h text:style-name="Heading_20_2" text:outline-level="2">API Node Responsibilities</text:h>
      <text:list text:style-name="L46">
        <text:list-item>
          <text:p text:style-name="P48">Handle HTTP</text:p>
        </text:list-item>
        <text:list-item>
          <text:p text:style-name="P48">Validate input</text:p>
        </text:list-item>
        <text:list-item>
          <text:p text:style-name="P48">Create Celery tasks</text:p>
        </text:list-item>
        <text:list-item>
          <text:p text:style-name="P48">Return task_id</text:p>
        </text:list-item>
        <text:list-item>
          <text:p text:style-name="P48">Query task status</text:p>
        </text:list-item>
      </text:list>
      <text:p text:style-name="Text_20_body">They must:</text:p>
      <text:list text:style-name="L47">
        <text:list-item>
          <text:p text:style-name="P49">Be lightweight</text:p>
        </text:list-item>
        <text:list-item>
          <text:p text:style-name="P49">Scale horizontally</text:p>
        </text:list-item>
        <text:list-item>
          <text:p text:style-name="P49">Never do heavy processing</text:p>
        </text:list-item>
      </text:list>
      <text:p text:style-name="Horizontal_20_Line"/>
      <text:h text:style-name="Heading_20_2" text:outline-level="2">Worker Node Responsibilities</text:h>
      <text:list text:style-name="L48">
        <text:list-item>
          <text:p text:style-name="P50">Process GeoTIFF</text:p>
        </text:list-item>
        <text:list-item>
          <text:p text:style-name="P50">CPU heavy operations</text:p>
        </text:list-item>
        <text:list-item>
          <text:p text:style-name="P50">Memory heavy tasks</text:p>
        </text:list-item>
        <text:list-item>
          <text:p text:style-name="P50">Upload results</text:p>
        </text:list-item>
      </text:list>
      <text:p text:style-name="Text_20_body">They must:</text:p>
      <text:list text:style-name="L49">
        <text:list-item>
          <text:p text:style-name="P51">Have strong CPU</text:p>
        </text:list-item>
        <text:list-item>
          <text:p text:style-name="P51">Possibly large RAM</text:p>
        </text:list-item>
        <text:list-item>
          <text:p text:style-name="P51">Possibly large EBS disk</text:p>
        </text:list-item>
      </text:list>
      <text:p text:style-name="Horizontal_20_Line"/>
      <text:h text:style-name="Heading_20_2" text:outline-level="2"><text:soft-page-break/>Why Separation Matters</text:h>
      <text:p text:style-name="Text_20_body">If a worker:</text:p>
      <text:list text:style-name="L50">
        <text:list-item>
          <text:p text:style-name="P52">Crashes</text:p>
        </text:list-item>
        <text:list-item>
          <text:p text:style-name="P52">Consumes all CPU</text:p>
        </text:list-item>
        <text:list-item>
          <text:p text:style-name="P52">Runs out of memory</text:p>
        </text:list-item>
      </text:list>
      <text:p text:style-name="Text_20_body">Your API remains alive.</text:p>
      <text:p text:style-name="Text_20_body">That is production resilience.</text:p>
      <text:p text:style-name="Horizontal_20_Line"/>
      <text:h text:style-name="Heading_20_1" text:outline-level="1">🔧 What You Change In Your Code</text:h>
      <text:p text:style-name="Text_20_body">Good news: Almost nothing.</text:p>
      <text:h text:style-name="Heading_20_3" text:outline-level="3">1️⃣ S3 Client</text:h>
      <text:p text:style-name="Text_20_body">Remove MinIO endpoint.<text:line-break/>Use standard boto3 client.</text:p>
      <text:p text:style-name="Text_20_body">Use IAM role.</text:p>
      <text:p text:style-name="Horizontal_20_Line"/>
      <text:h text:style-name="Heading_20_3" text:outline-level="3">2️⃣ Celery Broker URL</text:h>
      <text:p text:style-name="Text_20_body">Set via environment:</text:p>
      <text:p text:style-name="P1"><text:span text:style-name="Source_20_Text">redis://elasticache-endpoint:6379/0</text:span></text:p>
      <text:p text:style-name="Horizontal_20_Line"/>
      <text:h text:style-name="Heading_20_3" text:outline-level="3">3️⃣ DATABASE_URL</text:h>
      <text:p text:style-name="Text_20_body">Set via RDS endpoint.</text:p>
      <text:p text:style-name="Horizontal_20_Line"/>
      <text:h text:style-name="Heading_20_3" text:outline-level="3">4️⃣ Dynamic Concurrency</text:h>
      <text:p text:style-name="Text_20_body">Replace:</text:p>
      <text:p text:style-name="P1"><text:span text:style-name="Source_20_Text">--concurrency=5</text:span></text:p>
      <text:p text:style-name="Text_20_body">With:</text:p>
      <text:p text:style-name="P1"><text:span text:style-name="Source_20_Text">--concurrency=$(nproc)</text:span></text:p>
      <text:p text:style-name="Text_20_body">Works on:</text:p>
      <text:list text:style-name="L51">
        <text:list-item>
          <text:p text:style-name="P53">16 core laptop</text:p>
        </text:list-item>
        <text:list-item>
          <text:p text:style-name="P53">2 core EC2</text:p>
        </text:list-item>
        <text:list-item>
          <text:p text:style-name="P53"><text:soft-page-break/>64 core EC2</text:p>
        </text:list-item>
      </text:list>
      <text:p text:style-name="Text_20_body">Automatically.</text:p>
      <text:p text:style-name="Horizontal_20_Line"/>
      <text:h text:style-name="Heading_20_1" text:outline-level="1">🧠 Production GeoTIFF Best Practices</text:h>
      <text:p text:style-name="Text_20_body">For large raster processing:</text:p>
      <text:list text:style-name="L52">
        <text:list-item>
          <text:p text:style-name="P54">Use local <text:span text:style-name="Source_20_Text">/tmp</text:span> for scratch</text:p>
        </text:list-item>
        <text:list-item>
          <text:p text:style-name="P54">Use instance store or fast EBS (gp3)</text:p>
        </text:list-item>
        <text:list-item>
          <text:p text:style-name="P54">Increase ulimit for open files</text:p>
        </text:list-item>
        <text:list-item>
          <text:p text:style-name="P54">Monitor memory usage</text:p>
        </text:list-item>
        <text:list-item>
          <text:p text:style-name="P54">Restart workers periodically</text:p>
        </text:list-item>
      </text:list>
      <text:p text:style-name="Text_20_body">Celery options:</text:p>
      <text:p text:style-name="P1"><text:span text:style-name="Source_20_Text">--max-memory-per-child=300000</text:span></text:p>
      <text:p text:style-name="Text_20_body">(optional safeguard)</text:p>
      <text:p text:style-name="Horizontal_20_Line"/>
      <text:h text:style-name="Heading_20_1" text:outline-level="1">📈 Scaling Strategy Summary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Scale Based On</text:p>
            </table:table-cell>
          </table:table-row>
        </table:table-header-rows>
        <table:table-row>
          <table:table-cell table:style-name="Table1.A1" office:value-type="string">
            <text:p text:style-name="Table_20_Contents">API</text:p>
          </table:table-cell>
          <table:table-cell table:style-name="Table1.A1" office:value-type="string">
            <text:p text:style-name="Table_20_Contents">HTTP request count</text:p>
          </table:table-cell>
        </table:table-row>
        <table:table-row>
          <table:table-cell table:style-name="Table1.A1" office:value-type="string">
            <text:p text:style-name="Table_20_Contents">Workers</text:p>
          </table:table-cell>
          <table:table-cell table:style-name="Table1.A1" office:value-type="string">
            <text:p text:style-name="Table_20_Contents">Redis queue depth</text:p>
          </table:table-cell>
        </table:table-row>
        <table:table-row>
          <table:table-cell table:style-name="Table1.A1" office:value-type="string">
            <text:p text:style-name="Table_20_Contents">RDS</text:p>
          </table:table-cell>
          <table:table-cell table:style-name="Table1.A1" office:value-type="string">
            <text:p text:style-name="Table_20_Contents">Storage / read replicas</text:p>
          </table:table-cell>
        </table:table-row>
        <table:table-row>
          <table:table-cell table:style-name="Table1.A1" office:value-type="string">
            <text:p text:style-name="Table_20_Contents">S3</text:p>
          </table:table-cell>
          <table:table-cell table:style-name="Table1.A1" office:value-type="string">
            <text:p text:style-name="Table_20_Contents">Infinite</text:p>
          </table:table-cell>
        </table:table-row>
      </table:table>
      <text:p text:style-name="Horizontal_20_Line"/>
      <text:h text:style-name="Heading_20_1" text:outline-level="1">🎯 Final Production Mental Model</text:h>
      <text:p text:style-name="Text_20_body">Your system becomes:</text:p>
      <text:list text:style-name="L53">
        <text:list-item>
          <text:p text:style-name="P55">Stateless frontends</text:p>
        </text:list-item>
        <text:list-item>
          <text:p text:style-name="P55">Elastic worker farm</text:p>
        </text:list-item>
        <text:list-item>
          <text:p text:style-name="P55">Durable storage</text:p>
        </text:list-item>
        <text:list-item>
          <text:p text:style-name="P55">Managed database</text:p>
        </text:list-item>
        <text:list-item>
          <text:p text:style-name="P55">Managed broker</text:p>
        </text:list-item>
      </text:list>
      <text:p text:style-name="Text_20_body">Now it behaves like a real SaaS platform.</text:p>
      <text:p text:style-name="Horizontal_20_Line"/>
      <text:p text:style-name="Text_20_body"><text:soft-page-break/>If you want, next I can:</text:p>
      <text:list text:style-name="L54">
        <text:list-item>
          <text:p text:style-name="P56">Draw a cost-optimized small-production version</text:p>
        </text:list-item>
        <text:list-item>
          <text:p text:style-name="P56">Show how to trigger worker scaling from Redis metrics</text:p>
        </text:list-item>
        <text:list-item>
          <text:p text:style-name="P56">Explain when to switch from Celery to batch processing</text:p>
        </text:list-item>
        <text:list-item>
          <text:p text:style-name="P56">Or design a GPU-enabled raster processing cluster</text:p>
        </text:list-item>
      </text:list>
      <text:p text:style-name="Text_20_body">Which direction do you want to explore next?</text:p>
      <text:p text:style-name="Text_20_body">Excellent — now we make this <text:span text:style-name="Strong_20_Emphasis">clean, deterministic, and production-safe</text:span>.</text:p>
      <text:p text:style-name="Text_20_body">We’ll define:</text:p>
      <text:list text:style-name="L55">
        <text:list-item>
          <text:p text:style-name="P57">✅ Environment variable strategy (Laptop vs AWS)</text:p>
        </text:list-item>
        <text:list-item>
          <text:p text:style-name="P57">✅ How code reads configuration (unchanged across environments)</text:p>
        </text:list-item>
        <text:list-item>
          <text:p text:style-name="P57">✅ Deploy steps on laptop</text:p>
        </text:list-item>
        <text:list-item>
          <text:p text:style-name="P57">✅ Deploy steps on AWS (EC2-based production)</text:p>
        </text:list-item>
        <text:list-item>
          <text:p text:style-name="P57">✅ How concurrency adapts automatically</text:p>
        </text:list-item>
      </text:list>
      <text:p text:style-name="Text_20_body">This will give you a <text:span text:style-name="Emphasis">single codebase, multiple environments, zero hacks</text:span>.</text:p>
      <text:p text:style-name="Horizontal_20_Line"/>
      <text:h text:style-name="Heading_20_1" text:outline-level="1">1️⃣ Environment Variable Strategy</text:h>
      <text:p text:style-name="Text_20_body">Your application should <text:span text:style-name="Strong_20_Emphasis">never know</text:span> where it runs.</text:p>
      <text:p text:style-name="Text_20_body">It should only read:</text:p>
      <text:p text:style-name="Preformatted_20_Text"><text:span text:style-name="Source_20_Text">DATABASE_URL</text:span></text:p>
      <text:p text:style-name="Preformatted_20_Text"><text:span text:style-name="Source_20_Text">CELERY_BROKER_URL</text:span></text:p>
      <text:p text:style-name="Preformatted_20_Text"><text:span text:style-name="Source_20_Text">CELERY_RESULT_BACKEND</text:span></text:p>
      <text:p text:style-name="Preformatted_20_Text"><text:span text:style-name="Source_20_Text">S3_BUCKET</text:span></text:p>
      <text:p text:style-name="P1"><text:span text:style-name="Source_20_Text">AWS_REGION</text:span></text:p>
      <text:p text:style-name="Text_20_body">That’s it.</text:p>
      <text:p text:style-name="Horizontal_20_Line"/>
      <text:h text:style-name="Heading_20_1" text:outline-level="1">🖥 Laptop Environment Variables</text:h>
      <text:p text:style-name="Text_20_body">On your laptop, you currently use Docker Compose.</text:p>
      <text:p text:style-name="Text_20_body">You define variables inside:</text:p>
      <text:p text:style-name="Preformatted_20_Text"><text:span text:style-name="Source_20_Text">environment:</text:span></text:p>
      <text:p text:style-name="Preformatted_20_Text"><text:span text:style-name="Source_20_Text"><text:s text:c="2"/>- DATABASE_URL=postgresql://sleepuser:sleeppassword@postgis:5432/sleepdb</text:span></text:p>
      <text:p text:style-name="Preformatted_20_Text"><text:span text:style-name="Source_20_Text"><text:s text:c="2"/>- CELERY_BROKER_URL=redis://redis:6379/0</text:span></text:p>
      <text:p text:style-name="Preformatted_20_Text"><text:span text:style-name="Source_20_Text"><text:s text:c="2"/>- CELERY_RESULT_BACKEND=redis://redis:6379/1</text:span></text:p>
      <text:p text:style-name="Preformatted_20_Text"><text:span text:style-name="Source_20_Text"><text:s text:c="2"/>- S3_ENDPOINT=http://minio:9000</text:span></text:p>
      <text:p text:style-name="Preformatted_20_Text"><text:span text:style-name="Source_20_Text"><text:s text:c="2"/>- S3_ACCESS_KEY=minioadmin</text:span></text:p>
      <text:p text:style-name="Preformatted_20_Text"><text:span text:style-name="Source_20_Text"><text:s text:c="2"/>- S3_SECRET_KEY=minioadmin</text:span></text:p>
      <text:p text:style-name="P1"><text:soft-page-break/><text:span text:style-name="Source_20_Text"><text:s text:c="2"/>- S3_BUCKET=api-sleep-results-dev</text:span></text:p>
      <text:p text:style-name="Text_20_body">That’s correct for local.</text:p>
      <text:p text:style-name="Horizontal_20_Line"/>
      <text:h text:style-name="Heading_20_1" text:outline-level="1">☁️ AWS Environment Variables</text:h>
      <text:p text:style-name="Text_20_body">On AWS:</text:p>
      <text:p text:style-name="Text_20_body">You DO NOT use MinIO.<text:line-break/>You DO NOT use container Redis.<text:line-break/>You DO NOT use container PostGIS.</text:p>
      <text:p text:style-name="Text_20_body">Instead, you set:</text:p>
      <text:p text:style-name="Preformatted_20_Text"><text:span text:style-name="Source_20_Text">DATABASE_URL=postgresql://user:password@rds-endpoint:5432/dbname</text:span></text:p>
      <text:p text:style-name="Preformatted_20_Text"><text:span text:style-name="Source_20_Text">CELERY_BROKER_URL=redis://elasticache-endpoint:6379/0</text:span></text:p>
      <text:p text:style-name="Preformatted_20_Text"><text:span text:style-name="Source_20_Text">CELERY_RESULT_BACKEND=redis://elasticache-endpoint:6379/1</text:span></text:p>
      <text:p text:style-name="Preformatted_20_Text"><text:span text:style-name="Source_20_Text">S3_BUCKET=your-production-bucket</text:span></text:p>
      <text:p text:style-name="P1"><text:span text:style-name="Source_20_Text">AWS_REGION=eu-central-1</text:span></text:p>
      <text:p text:style-name="Text_20_body">Notice:</text:p>
      <text:list text:style-name="L56">
        <text:list-item>
          <text:p text:style-name="P58">No S3 endpoint</text:p>
        </text:list-item>
        <text:list-item>
          <text:p text:style-name="P58">No access keys</text:p>
        </text:list-item>
        <text:list-item>
          <text:p text:style-name="P58">No secret keys</text:p>
        </text:list-item>
      </text:list>
      <text:p text:style-name="Text_20_body">Because you use IAM Role.</text:p>
      <text:p text:style-name="Horizontal_20_Line"/>
      <text:h text:style-name="Heading_20_1" text:outline-level="1">🔐 How AWS Credentials Work (Important)</text:h>
      <text:p text:style-name="Text_20_body">Attach an IAM Role to EC2 instance.</text:p>
      <text:p text:style-name="Text_20_body">Give it permissions:</text:p>
      <text:list text:style-name="L57">
        <text:list-item>
          <text:p text:style-name="P59">s3:GetObject</text:p>
        </text:list-item>
        <text:list-item>
          <text:p text:style-name="P59">s3:PutObject</text:p>
        </text:list-item>
        <text:list-item>
          <text:p text:style-name="P59">rds access</text:p>
        </text:list-item>
        <text:list-item>
          <text:p text:style-name="P59">elasticache access (network level)</text:p>
        </text:list-item>
      </text:list>
      <text:p text:style-name="Text_20_body">Then boto3 automatically authenticates.</text:p>
      <text:p text:style-name="Text_20_body">No secrets stored in environment variables.</text:p>
      <text:p text:style-name="Text_20_body">This is production-grade security.</text:p>
      <text:p text:style-name="Horizontal_20_Line"/>
      <text:h text:style-name="Heading_20_1" text:outline-level="1"><text:soft-page-break/>2️⃣ Small Code Adjustment (Make It Clean)</text:h>
      <text:p text:style-name="Text_20_body">In <text:span text:style-name="Source_20_Text">storage.py</text:span>, change your S3 client creation.</text:p>
      <text:p text:style-name="Text_20_body">Replace:</text:p>
      <text:p text:style-name="Preformatted_20_Text"><text:span text:style-name="Source_20_Text">endpoint_url=S3_ENDPOINT,</text:span></text:p>
      <text:p text:style-name="Preformatted_20_Text"><text:span text:style-name="Source_20_Text">aws_access_key_id=S3_ACCESS_KEY,</text:span></text:p>
      <text:p text:style-name="Preformatted_20_Text"><text:span text:style-name="Source_20_Text">aws_secret_access_key=S3_SECRET_KEY,</text:span></text:p>
      <text:p text:style-name="P1"><text:span text:style-name="Source_20_Text">use_ssl=False</text:span></text:p>
      <text:p text:style-name="Text_20_body">With:</text:p>
      <text:p text:style-name="Preformatted_20_Text"><text:span text:style-name="Source_20_Text">def get_s3_client():</text:span></text:p>
      <text:p text:style-name="Preformatted_20_Text"><text:span text:style-name="Source_20_Text"><text:s text:c="4"/>return boto3.client(</text:span></text:p>
      <text:p text:style-name="Preformatted_20_Text"><text:span text:style-name="Source_20_Text"><text:s text:c="8"/>"s3",</text:span></text:p>
      <text:p text:style-name="Preformatted_20_Text"><text:span text:style-name="Source_20_Text"><text:s text:c="8"/>region_name=os.getenv("AWS_REGION", "eu-central-1")</text:span></text:p>
      <text:p text:style-name="P1"><text:span text:style-name="Source_20_Text"><text:s text:c="4"/>)</text:span></text:p>
      <text:p text:style-name="Text_20_body">For local MinIO you can optionally detect:</text:p>
      <text:p text:style-name="Preformatted_20_Text"><text:span text:style-name="Source_20_Text">if os.getenv("S3_ENDPOINT"):</text:span></text:p>
      <text:p text:style-name="Preformatted_20_Text"><text:span text:style-name="Source_20_Text"><text:s text:c="4"/>return boto3.client(</text:span></text:p>
      <text:p text:style-name="Preformatted_20_Text"><text:span text:style-name="Source_20_Text"><text:s text:c="8"/>"s3",</text:span></text:p>
      <text:p text:style-name="Preformatted_20_Text"><text:span text:style-name="Source_20_Text"><text:s text:c="8"/>endpoint_url=os.getenv("S3_ENDPOINT"),</text:span></text:p>
      <text:p text:style-name="Preformatted_20_Text"><text:span text:style-name="Source_20_Text"><text:s text:c="8"/>aws_access_key_id=os.getenv("S3_ACCESS_KEY"),</text:span></text:p>
      <text:p text:style-name="Preformatted_20_Text"><text:span text:style-name="Source_20_Text"><text:s text:c="8"/>aws_secret_access_key=os.getenv("S3_SECRET_KEY"),</text:span></text:p>
      <text:p text:style-name="Preformatted_20_Text"><text:span text:style-name="Source_20_Text"><text:s text:c="8"/>region_name="us-east-1"</text:span></text:p>
      <text:p text:style-name="P1"><text:span text:style-name="Source_20_Text"><text:s text:c="4"/>)</text:span></text:p>
      <text:p text:style-name="Text_20_body">So:</text:p>
      <text:list text:style-name="L58">
        <text:list-item>
          <text:p text:style-name="P60">Local → uses MinIO</text:p>
        </text:list-item>
        <text:list-item>
          <text:p text:style-name="P60">AWS → uses real S3</text:p>
        </text:list-item>
      </text:list>
      <text:p text:style-name="Text_20_body">Same codebase.</text:p>
      <text:p text:style-name="Horizontal_20_Line"/>
      <text:h text:style-name="Heading_20_1" text:outline-level="1">3️⃣ Concurrency Strategy (Works Everywhere)</text:h>
      <text:p text:style-name="Text_20_body">In your Celery worker command, replace:</text:p>
      <text:p text:style-name="P1"><text:span text:style-name="Source_20_Text">--concurrency=5</text:span></text:p>
      <text:p text:style-name="Text_20_body">With:</text:p>
      <text:p text:style-name="P1"><text:span text:style-name="Source_20_Text">--concurrency=$(nproc)</text:span></text:p>
      <text:p text:style-name="Text_20_body">This automatically adapts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achine</text:p>
            </table:table-cell>
            <table:table-cell table:style-name="Table2.A1" office:value-type="string">
              <text:p text:style-name="Table_20_Heading">Cores</text:p>
            </table:table-cell>
            <table:table-cell table:style-name="Table2.A1" office:value-type="string">
              <text:p text:style-name="Table_20_Heading">Workers</text:p>
            </table:table-cell>
          </table:table-row>
        </table:table-header-rows>
        <table:table-row>
          <table:table-cell table:style-name="Table2.A1" office:value-type="string">
            <text:p text:style-name="Table_20_Contents">Laptop</text:p>
          </table:table-cell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16</text:p>
          </table:table-cell>
        </table:table-row>
        <table:table-row>
          <table:table-cell table:style-name="Table2.A1" office:value-type="string">
            <text:p text:style-name="Table_20_Contents">AWS t3.medium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2</text:p>
          </table:table-cell>
        </table:table-row>
        <text:soft-page-break/>
        <table:table-row>
          <table:table-cell table:style-name="Table2.A1" office:value-type="string">
            <text:p text:style-name="Table_20_Contents">AWS c6i.4xlarge</text:p>
          </table:table-cell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16</text:p>
          </table:table-cell>
        </table:table-row>
      </table:table>
      <text:p text:style-name="Text_20_body">No manual tuning needed.</text:p>
      <text:p text:style-name="Horizontal_20_Line"/>
      <text:h text:style-name="Heading_20_1" text:outline-level="1">4️⃣ Deploy Steps — Laptop</text:h>
      <text:p text:style-name="Text_20_body">Assuming Docker Compose local dev.</text:p>
      <text:h text:style-name="Heading_20_3" text:outline-level="3">Step 1 — Start Containers</text:h>
      <text:p text:style-name="Preformatted_20_Text"><text:span text:style-name="Source_20_Text">docker compose down</text:span></text:p>
      <text:p text:style-name="Preformatted_20_Text"><text:span text:style-name="Source_20_Text">docker compose build</text:span></text:p>
      <text:p text:style-name="P1"><text:span text:style-name="Source_20_Text">docker compose up</text:span></text:p>
      <text:h text:style-name="Heading_20_3" text:outline-level="3">Step 2 — Verify</text:h>
      <text:p text:style-name="P1"><text:span text:style-name="Source_20_Text">curl http://localhost:5000/GetAPIStatus</text:span></text:p>
      <text:h text:style-name="Heading_20_3" text:outline-level="3">Step 3 — Submit Test Job</text:h>
      <text:p text:style-name="P1"><text:span text:style-name="Source_20_Text">python test_client/launch_tasks.py</text:span></text:p>
      <text:p text:style-name="Text_20_body">Done.</text:p>
      <text:p text:style-name="Text_20_body">Laptop uses:</text:p>
      <text:list text:style-name="L59">
        <text:list-item>
          <text:p text:style-name="P61">Local PostGIS</text:p>
        </text:list-item>
        <text:list-item>
          <text:p text:style-name="P61">Local Redis</text:p>
        </text:list-item>
        <text:list-item>
          <text:p text:style-name="P61">Local MinIO</text:p>
        </text:list-item>
      </text:list>
      <text:p text:style-name="Horizontal_20_Line"/>
      <text:h text:style-name="Heading_20_1" text:outline-level="1">5️⃣ Deploy Steps — AWS (EC2 Version)</text:h>
      <text:p text:style-name="Text_20_body">We assume:</text:p>
      <text:list text:style-name="L60">
        <text:list-item>
          <text:p text:style-name="P62">EC2 instance launched</text:p>
        </text:list-item>
        <text:list-item>
          <text:p text:style-name="P62">IAM Role attached</text:p>
        </text:list-item>
        <text:list-item>
          <text:p text:style-name="P62">RDS created</text:p>
        </text:list-item>
        <text:list-item>
          <text:p text:style-name="P62">ElastiCache created</text:p>
        </text:list-item>
        <text:list-item>
          <text:p text:style-name="P62">S3 bucket created</text:p>
        </text:list-item>
      </text:list>
      <text:p text:style-name="Horizontal_20_Line"/>
      <text:h text:style-name="Heading_20_2" text:outline-level="2">Step 1 — Launch EC2</text:h>
      <text:p text:style-name="Text_20_body">Choose:</text:p>
      <text:list text:style-name="L61">
        <text:list-item>
          <text:p text:style-name="P63"><text:soft-page-break/>Ubuntu 22.04</text:p>
        </text:list-item>
        <text:list-item>
          <text:p text:style-name="P63">Compute optimized if heavy raster (c6i.xlarge recommended)</text:p>
        </text:list-item>
        <text:list-item>
          <text:p text:style-name="P63">Attach IAM Role</text:p>
        </text:list-item>
      </text:list>
      <text:p text:style-name="Horizontal_20_Line"/>
      <text:h text:style-name="Heading_20_2" text:outline-level="2">Step 2 — Install Docker</text:h>
      <text:p text:style-name="Text_20_body">On EC2:</text:p>
      <text:p text:style-name="Preformatted_20_Text"><text:span text:style-name="Source_20_Text">sudo apt update</text:span></text:p>
      <text:p text:style-name="Preformatted_20_Text"><text:span text:style-name="Source_20_Text">sudo apt install docker.io docker-compose-plugin -y</text:span></text:p>
      <text:p text:style-name="Preformatted_20_Text"><text:span text:style-name="Source_20_Text">sudo usermod -aG docker $USER</text:span></text:p>
      <text:p text:style-name="P1"><text:span text:style-name="Source_20_Text">newgrp docker</text:span></text:p>
      <text:p text:style-name="Horizontal_20_Line"/>
      <text:h text:style-name="Heading_20_2" text:outline-level="2">Step 3 — Clone Repo</text:h>
      <text:p text:style-name="Preformatted_20_Text"><text:span text:style-name="Source_20_Text">git clone your-repo</text:span></text:p>
      <text:p text:style-name="P1"><text:span text:style-name="Source_20_Text">cd your-repo</text:span></text:p>
      <text:p text:style-name="Horizontal_20_Line"/>
      <text:h text:style-name="Heading_20_2" text:outline-level="2">Step 4 — Create .env File (Production)</text:h>
      <text:p text:style-name="Text_20_body">Example:</text:p>
      <text:p text:style-name="Preformatted_20_Text"><text:span text:style-name="Source_20_Text">DATABASE_URL=postgresql://user:password@rds-endpoint:5432/dbname</text:span></text:p>
      <text:p text:style-name="Preformatted_20_Text"><text:span text:style-name="Source_20_Text">CELERY_BROKER_URL=redis://elasticache-endpoint:6379/0</text:span></text:p>
      <text:p text:style-name="Preformatted_20_Text"><text:span text:style-name="Source_20_Text">CELERY_RESULT_BACKEND=redis://elasticache-endpoint:6379/1</text:span></text:p>
      <text:p text:style-name="Preformatted_20_Text"><text:span text:style-name="Source_20_Text">S3_BUCKET=your-prod-bucket</text:span></text:p>
      <text:p text:style-name="P1"><text:span text:style-name="Source_20_Text">AWS_REGION=eu-central-1</text:span></text:p>
      <text:p text:style-name="Horizontal_20_Line"/>
      <text:h text:style-name="Heading_20_2" text:outline-level="2">Step 5 — Use Production Compose</text:h>
      <text:p text:style-name="Text_20_body">Your production docker-compose should:</text:p>
      <text:list text:style-name="L62">
        <text:list-item>
          <text:p text:style-name="P64">Remove postgis service</text:p>
        </text:list-item>
        <text:list-item>
          <text:p text:style-name="P64">Remove redis service</text:p>
        </text:list-item>
        <text:list-item>
          <text:p text:style-name="P64">Remove minio service</text:p>
        </text:list-item>
        <text:list-item>
          <text:p text:style-name="P64">Keep flask_api</text:p>
        </text:list-item>
        <text:list-item>
          <text:p text:style-name="P64">Keep celery_worker</text:p>
        </text:list-item>
      </text:list>
      <text:p text:style-name="Text_20_body">Then:</text:p>
      <text:p text:style-name="P1"><text:span text:style-name="Source_20_Text">docker compose -f docker-compose.prod.yml up -d --build</text:span></text:p>
      <text:p text:style-name="Horizontal_20_Line"/>
      <text:h text:style-name="Heading_20_2" text:outline-level="2"><text:soft-page-break/>Step 6 — Open Security Group</text:h>
      <text:p text:style-name="Text_20_body">Allow:</text:p>
      <text:list text:style-name="L63">
        <text:list-item>
          <text:p text:style-name="P65">Port 5000 (or 80 if behind load balancer)</text:p>
        </text:list-item>
      </text:list>
      <text:p text:style-name="Horizontal_20_Line"/>
      <text:h text:style-name="Heading_20_1" text:outline-level="1">6️⃣ Recommended Production Layout (Even Better)</text:h>
      <text:p text:style-name="Text_20_body">Instead of one EC2 running both:</text:p>
      <text:p text:style-name="Text_20_body">Create:</text:p>
      <text:h text:style-name="Heading_20_3" text:outline-level="3">EC2 Group A</text:h>
      <text:p text:style-name="Text_20_body">Runs:</text:p>
      <text:list text:style-name="L64">
        <text:list-item>
          <text:p text:style-name="P66">Flask API only</text:p>
        </text:list-item>
      </text:list>
      <text:h text:style-name="Heading_20_3" text:outline-level="3">EC2 Group B</text:h>
      <text:p text:style-name="Text_20_body">Runs:</text:p>
      <text:list text:style-name="L65">
        <text:list-item>
          <text:p text:style-name="P67">Celery worker only</text:p>
        </text:list-item>
      </text:list>
      <text:p text:style-name="Text_20_body">You use:</text:p>
      <text:list text:style-name="L66">
        <text:list-item>
          <text:p text:style-name="P68">Auto Scaling Group for workers</text:p>
        </text:list-item>
        <text:list-item>
          <text:p text:style-name="P68">Application Load Balancer for API</text:p>
        </text:list-item>
      </text:list>
      <text:p text:style-name="Text_20_body">Much more scalable.</text:p>
      <text:p text:style-name="Horizontal_20_Line"/>
      <text:h text:style-name="Heading_20_1" text:outline-level="1">7️⃣ Summary — Environment Separation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Layer</text:p>
            </table:table-cell>
            <table:table-cell table:style-name="Table3.A1" office:value-type="string">
              <text:p text:style-name="Table_20_Heading">Laptop</text:p>
            </table:table-cell>
            <table:table-cell table:style-name="Table3.A1" office:value-type="string">
              <text:p text:style-name="Table_20_Heading">AWS</text:p>
            </table:table-cell>
          </table:table-row>
        </table:table-header-rows>
        <table:table-row>
          <table:table-cell table:style-name="Table3.A1" office:value-type="string">
            <text:p text:style-name="Table_20_Contents">Database</text:p>
          </table:table-cell>
          <table:table-cell table:style-name="Table3.A1" office:value-type="string">
            <text:p text:style-name="Table_20_Contents">Container PostGIS</text:p>
          </table:table-cell>
          <table:table-cell table:style-name="Table3.A1" office:value-type="string">
            <text:p text:style-name="Table_20_Contents">RDS</text:p>
          </table:table-cell>
        </table:table-row>
        <table:table-row>
          <table:table-cell table:style-name="Table3.A1" office:value-type="string">
            <text:p text:style-name="Table_20_Contents">Redis</text:p>
          </table:table-cell>
          <table:table-cell table:style-name="Table3.A1" office:value-type="string">
            <text:p text:style-name="Table_20_Contents">Container</text:p>
          </table:table-cell>
          <table:table-cell table:style-name="Table3.A1" office:value-type="string">
            <text:p text:style-name="Table_20_Contents">ElastiCache</text:p>
          </table:table-cell>
        </table:table-row>
        <table:table-row>
          <table:table-cell table:style-name="Table3.A1" office:value-type="string">
            <text:p text:style-name="Table_20_Contents">Storage</text:p>
          </table:table-cell>
          <table:table-cell table:style-name="Table3.A1" office:value-type="string">
            <text:p text:style-name="Table_20_Contents">MinIO</text:p>
          </table:table-cell>
          <table:table-cell table:style-name="Table3.A1" office:value-type="string">
            <text:p text:style-name="Table_20_Contents">S3</text:p>
          </table:table-cell>
        </table:table-row>
        <table:table-row>
          <table:table-cell table:style-name="Table3.A1" office:value-type="string">
            <text:p text:style-name="Table_20_Contents">Auth</text:p>
          </table:table-cell>
          <table:table-cell table:style-name="Table3.A1" office:value-type="string">
            <text:p text:style-name="Table_20_Contents">Access keys</text:p>
          </table:table-cell>
          <table:table-cell table:style-name="Table3.A1" office:value-type="string">
            <text:p text:style-name="Table_20_Contents">IAM Role</text:p>
          </table:table-cell>
        </table:table-row>
        <table:table-row>
          <table:table-cell table:style-name="Table3.A1" office:value-type="string">
            <text:p text:style-name="Table_20_Contents">Concurrency</text:p>
          </table:table-cell>
          <table:table-cell table:style-name="Table3.A1" office:value-type="string">
            <text:p text:style-name="Table_20_Contents">$(nproc)</text:p>
          </table:table-cell>
          <table:table-cell table:style-name="Table3.A1" office:value-type="string">
            <text:p text:style-name="Table_20_Contents">$(nproc)</text:p>
          </table:table-cell>
        </table:table-row>
      </table:table>
      <text:p text:style-name="Text_20_body">Same code.<text:line-break/>Different environment variables.<text:line-break/>Different infrastructure.</text:p>
      <text:p text:style-name="Horizontal_20_Line"/>
      <text:h text:style-name="Heading_20_1" text:outline-level="1"><text:soft-page-break/>8️⃣ Golden Rule</text:h>
      <text:p text:style-name="Text_20_body">Your code must:</text:p>
      <text:list text:style-name="L67">
        <text:list-item>
          <text:p text:style-name="P69">Never hardcode endpoints</text:p>
        </text:list-item>
        <text:list-item>
          <text:p text:style-name="P69">Never hardcode credentials</text:p>
        </text:list-item>
        <text:list-item>
          <text:p text:style-name="P69">Always read environment variables</text:p>
        </text:list-item>
        <text:list-item>
          <text:p text:style-name="P69">Always use IAM on AWS</text:p>
        </text:list-item>
      </text:list>
      <text:p text:style-name="Text_20_body">Then deployment becomes trivial.</text:p>
      <text:p text:style-name="Horizontal_20_Line"/>
      <text:p text:style-name="Text_20_body">If you'd like next, I can:</text:p>
      <text:list text:style-name="L68">
        <text:list-item>
          <text:p text:style-name="P70">Show a clean production docker-compose.prod.yml for AWS-only</text:p>
        </text:list-item>
        <text:list-item>
          <text:p text:style-name="P70">Or design a minimal-cost small production setup</text:p>
        </text:list-item>
        <text:list-item>
          <text:p text:style-name="P70">Or explain how to auto-scale Celery workers based on Redis queue depth</text:p>
        </text:list-item>
      </text:list>
      <text:p text:style-name="Text_20_body">What do you want next?</text:p>
      <text:p text:style-name="Text_20_body">Perfect — now we’ll turn this into something you could actually deploy in production.</text:p>
      <text:p text:style-name="Text_20_body">I’ll fully elaborate these three:</text:p>
      <text:list text:style-name="L69">
        <text:list-item>
          <text:p text:style-name="P71">✅ Clean production <text:span text:style-name="Source_20_Text">docker-compose.prod.yml</text:span> (AWS-only version)</text:p>
        </text:list-item>
        <text:list-item>
          <text:p text:style-name="P71">💰 Minimal-cost small production setup</text:p>
        </text:list-item>
        <text:list-item>
          <text:p text:style-name="P71">📈 Auto-scaling Celery workers based on Redis queue depth</text:p>
        </text:list-item>
      </text:list>
      <text:p text:style-name="Text_20_body">We assume:</text:p>
      <text:list text:style-name="L70">
        <text:list-item>
          <text:p text:style-name="P72">CPU-heavy GeoTIFF processing</text:p>
        </text:list-item>
        <text:list-item>
          <text:p text:style-name="P72"><text:span text:style-name="Source_20_Text">--concurrency=$(nproc)</text:span></text:p>
        </text:list-item>
        <text:list-item>
          <text:p text:style-name="P72">S3, RDS, ElastiCache</text:p>
        </text:list-item>
        <text:list-item>
          <text:p text:style-name="P72">EC2-based deployment (not ECS yet)</text:p>
        </text:list-item>
      </text:list>
      <text:p text:style-name="Horizontal_20_Line"/>
      <text:h text:style-name="Heading_20_1" text:outline-level="1">1️⃣ Clean Production <text:span text:style-name="Source_20_Text">docker-compose.prod.yml</text:span> (AWS-Only)</text:h>
      <text:p text:style-name="Text_20_body">In production, you <text:span text:style-name="Strong_20_Emphasis">must remove</text:span>:</text:p>
      <text:list text:style-name="L71">
        <text:list-item>
          <text:p text:style-name="P73">postgis container</text:p>
        </text:list-item>
        <text:list-item>
          <text:p text:style-name="P73">redis container</text:p>
        </text:list-item>
        <text:list-item>
          <text:p text:style-name="P73">minio container</text:p>
        </text:list-item>
      </text:list>
      <text:p text:style-name="Text_20_body"><text:soft-page-break/>Because you are using:</text:p>
      <text:list text:style-name="L72">
        <text:list-item>
          <text:p text:style-name="P74">Amazon RDS</text:p>
        </text:list-item>
        <text:list-item>
          <text:p text:style-name="P74">Amazon ElastiCache</text:p>
        </text:list-item>
        <text:list-item>
          <text:p text:style-name="P74">Amazon S3</text:p>
        </text:list-item>
      </text:list>
      <text:p text:style-name="Horizontal_20_Line"/>
      <text:h text:style-name="Heading_20_2" text:outline-level="2">✅ Production Compose (API Node)</text:h>
      <text:p text:style-name="Preformatted_20_Text"><text:span text:style-name="Source_20_Text">version: "3.9"</text:span></text:p>
      <text:p text:style-name="Preformatted_20_Text"/>
      <text:p text:style-name="Preformatted_20_Text"><text:span text:style-name="Source_20_Text">services:</text:span></text:p>
      <text:p text:style-name="Preformatted_20_Text"/>
      <text:p text:style-name="Preformatted_20_Text"><text:span text:style-name="Source_20_Text"><text:s text:c="2"/>flask_api:</text:span></text:p>
      <text:p text:style-name="Preformatted_20_Text"><text:span text:style-name="Source_20_Text"><text:s text:c="4"/>build: .</text:span></text:p>
      <text:p text:style-name="Preformatted_20_Text"><text:span text:style-name="Source_20_Text"><text:s text:c="4"/>container_name: flask_api_prod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5000:5000"</text:span></text:p>
      <text:p text:style-name="Preformatted_20_Text"><text:span text:style-name="Source_20_Text"><text:s text:c="4"/>env_file:</text:span></text:p>
      <text:p text:style-name="Preformatted_20_Text"><text:span text:style-name="Source_20_Text"><text:s text:c="6"/>- .env</text:span></text:p>
      <text:p text:style-name="Preformatted_20_Text"><text:span text:style-name="Source_20_Text"><text:s text:c="4"/>restart: unless-stopped</text:span></text:p>
      <text:p text:style-name="Preformatted_20_Text"><text:span text:style-name="Source_20_Text"><text:s text:c="4"/>command: &gt;</text:span></text:p>
      <text:p text:style-name="Preformatted_20_Text"><text:span text:style-name="Source_20_Text"><text:s text:c="6"/>bash -c "</text:span></text:p>
      <text:p text:style-name="Preformatted_20_Text"><text:span text:style-name="Source_20_Text"><text:s text:c="8"/>python /app/main.py</text:span></text:p>
      <text:p text:style-name="P1"><text:span text:style-name="Source_20_Text"><text:s text:c="6"/>"</text:span></text:p>
      <text:p text:style-name="Text_20_body">That’s it.</text:p>
      <text:p text:style-name="Text_20_body">No database.<text:line-break/>No Redis.<text:line-break/>No MinIO.</text:p>
      <text:p text:style-name="Text_20_body">Because those are managed AWS services.</text:p>
      <text:p text:style-name="Horizontal_20_Line"/>
      <text:h text:style-name="Heading_20_2" text:outline-level="2">✅ Production Compose (Worker Node)</text:h>
      <text:p text:style-name="Text_20_body">You should NOT run workers on same machine as API in real production.</text:p>
      <text:p text:style-name="Text_20_body">Separate compose file for worker:</text:p>
      <text:p text:style-name="Preformatted_20_Text"><text:span text:style-name="Source_20_Text">version: "3.9"</text:span></text:p>
      <text:p text:style-name="Preformatted_20_Text"/>
      <text:p text:style-name="Preformatted_20_Text"><text:span text:style-name="Source_20_Text">services:</text:span></text:p>
      <text:p text:style-name="Preformatted_20_Text"/>
      <text:p text:style-name="Preformatted_20_Text"><text:span text:style-name="Source_20_Text"><text:s text:c="2"/>celery_worker:</text:span></text:p>
      <text:p text:style-name="Preformatted_20_Text"><text:span text:style-name="Source_20_Text"><text:s text:c="4"/>build: .</text:span></text:p>
      <text:p text:style-name="Preformatted_20_Text"><text:span text:style-name="Source_20_Text"><text:s text:c="4"/>container_name: celery_worker_prod</text:span></text:p>
      <text:p text:style-name="Preformatted_20_Text"><text:span text:style-name="Source_20_Text"><text:s text:c="4"/>env_file:</text:span></text:p>
      <text:p text:style-name="Preformatted_20_Text"><text:span text:style-name="Source_20_Text"><text:s text:c="6"/>- .env</text:span></text:p>
      <text:p text:style-name="Preformatted_20_Text"><text:span text:style-name="Source_20_Text"><text:s text:c="4"/>restart: unless-stopped</text:span></text:p>
      <text:p text:style-name="Preformatted_20_Text"><text:span text:style-name="Source_20_Text"><text:s text:c="4"/>command: &gt;</text:span></text:p>
      <text:p text:style-name="Preformatted_20_Text"><text:span text:style-name="Source_20_Text"><text:s text:c="6"/>bash -c "</text:span></text:p>
      <text:p text:style-name="Preformatted_20_Text"><text:span text:style-name="Source_20_Text"><text:s text:c="8"/>celery -A tasks.celery_app worker \</text:span></text:p>
      <text:p text:style-name="Preformatted_20_Text"><text:span text:style-name="Source_20_Text"><text:s text:c="10"/>--loglevel=info \</text:span></text:p>
      <text:p text:style-name="Preformatted_20_Text"><text:span text:style-name="Source_20_Text"><text:s text:c="10"/>--concurrency=$(nproc) \</text:span></text:p>
      <text:p text:style-name="Preformatted_20_Text"><text:soft-page-break/><text:span text:style-name="Source_20_Text"><text:s text:c="10"/>--prefetch-multiplier=1 \</text:span></text:p>
      <text:p text:style-name="Preformatted_20_Text"><text:span text:style-name="Source_20_Text"><text:s text:c="10"/>--max-tasks-per-child=10</text:span></text:p>
      <text:p text:style-name="P1"><text:span text:style-name="Source_20_Text"><text:s text:c="6"/>"</text:span></text:p>
      <text:p text:style-name="Horizontal_20_Line"/>
      <text:h text:style-name="Heading_20_2" text:outline-level="2">✅ Example <text:span text:style-name="Source_20_Text">.env</text:span> for AWS</text:h>
      <text:p text:style-name="Preformatted_20_Text"><text:span text:style-name="Source_20_Text">DATABASE_URL=postgresql://user:password@rds-endpoint:5432/dbname</text:span></text:p>
      <text:p text:style-name="Preformatted_20_Text"><text:span text:style-name="Source_20_Text">CELERY_BROKER_URL=redis://elasticache-endpoint:6379/0</text:span></text:p>
      <text:p text:style-name="Preformatted_20_Text"><text:span text:style-name="Source_20_Text">CELERY_RESULT_BACKEND=redis://elasticache-endpoint:6379/1</text:span></text:p>
      <text:p text:style-name="Preformatted_20_Text"><text:span text:style-name="Source_20_Text">S3_BUCKET=your-production-bucket</text:span></text:p>
      <text:p text:style-name="P1"><text:span text:style-name="Source_20_Text">AWS_REGION=eu-central-1</text:span></text:p>
      <text:p text:style-name="Text_20_body">Notice:</text:p>
      <text:list text:style-name="L73">
        <text:list-item>
          <text:p text:style-name="P75">No S3 keys</text:p>
        </text:list-item>
        <text:list-item>
          <text:p text:style-name="P75">No secrets for AWS</text:p>
        </text:list-item>
        <text:list-item>
          <text:p text:style-name="P75">IAM Role handles auth</text:p>
        </text:list-item>
      </text:list>
      <text:p text:style-name="Horizontal_20_Line"/>
      <text:h text:style-name="Heading_20_1" text:outline-level="1">2️⃣ Minimal-Cost Small Production Setup 💰</text:h>
      <text:p text:style-name="Text_20_body">Let’s assume:</text:p>
      <text:list text:style-name="L74">
        <text:list-item>
          <text:p text:style-name="P76">Low traffic</text:p>
        </text:list-item>
        <text:list-item>
          <text:p text:style-name="P76">Heavy GeoTIFF tasks occasionally</text:p>
        </text:list-item>
        <text:list-item>
          <text:p text:style-name="P76">Budget-conscious</text:p>
        </text:list-item>
      </text:list>
      <text:p text:style-name="Horizontal_20_Line"/>
      <text:h text:style-name="Heading_20_2" text:outline-level="2">💰 Recommended Cheap Setup</text:h>
      <text:h text:style-name="Heading_20_3" text:outline-level="3">API Layer</text:h>
      <text:list text:style-name="L75">
        <text:list-item>
          <text:p text:style-name="P77">1 × t3.micro EC2</text:p>
        </text:list-item>
        <text:list-item>
          <text:p text:style-name="P77">Runs only Flask</text:p>
        </text:list-item>
        <text:list-item>
          <text:p text:style-name="P77">Behind free-tier ALB (optional)</text:p>
        </text:list-item>
      </text:list>
      <text:h text:style-name="Heading_20_3" text:outline-level="3">Worker Layer</text:h>
      <text:list text:style-name="L76">
        <text:list-item>
          <text:p text:style-name="P78">1 × c6i.large (2 vCPU)</text:p>
        </text:list-item>
        <text:list-item>
          <text:p text:style-name="P78">Runs Celery only</text:p>
        </text:list-item>
      </text:list>
      <text:h text:style-name="Heading_20_3" text:outline-level="3">Database</text:h>
      <text:list text:style-name="L77">
        <text:list-item>
          <text:p text:style-name="P79">Small RDS PostgreSQL (db.t3.micro)</text:p>
        </text:list-item>
      </text:list>
      <text:h text:style-name="Heading_20_3" text:outline-level="3"><text:soft-page-break/>Redis</text:h>
      <text:list text:style-name="L78">
        <text:list-item>
          <text:p text:style-name="P80">Small ElastiCache Redis (cache.t3.micro)</text:p>
        </text:list-item>
      </text:list>
      <text:h text:style-name="Heading_20_3" text:outline-level="3">Storage</text:h>
      <text:list text:style-name="L79">
        <text:list-item>
          <text:p text:style-name="P81">S3 (pay per use)</text:p>
        </text:list-item>
      </text:list>
      <text:p text:style-name="Horizontal_20_Line"/>
      <text:h text:style-name="Heading_20_2" text:outline-level="2">Why Split API + Worker Even in Cheap Setup?</text:h>
      <text:p text:style-name="Text_20_body">Because:</text:p>
      <text:p text:style-name="Text_20_body">If worker consumes:</text:p>
      <text:list text:style-name="L80">
        <text:list-item>
          <text:p text:style-name="P82">100% CPU</text:p>
        </text:list-item>
        <text:list-item>
          <text:p text:style-name="P82">100% RAM</text:p>
        </text:list-item>
      </text:list>
      <text:p text:style-name="Text_20_body">Your API still responds.</text:p>
      <text:p text:style-name="Text_20_body">That separation is critical.</text:p>
      <text:p text:style-name="Horizontal_20_Line"/>
      <text:h text:style-name="Heading_20_2" text:outline-level="2">Even Cheaper (Dev-Only Production)</text:h>
      <text:p text:style-name="Text_20_body">If you REALLY want minimal:</text:p>
      <text:p text:style-name="Text_20_body">1 EC2 instance (4 cores)<text:line-break/>Runs:</text:p>
      <text:list text:style-name="L81">
        <text:list-item>
          <text:p text:style-name="P83">API container</text:p>
        </text:list-item>
        <text:list-item>
          <text:p text:style-name="P83">Worker container</text:p>
        </text:list-item>
      </text:list>
      <text:p text:style-name="Text_20_body">Still use:</text:p>
      <text:list text:style-name="L82">
        <text:list-item>
          <text:p text:style-name="P84">RDS</text:p>
        </text:list-item>
        <text:list-item>
          <text:p text:style-name="P84">ElastiCache</text:p>
        </text:list-item>
        <text:list-item>
          <text:p text:style-name="P84">S3</text:p>
        </text:list-item>
      </text:list>
      <text:p text:style-name="Text_20_body">But not recommended long term.</text:p>
      <text:p text:style-name="Horizontal_20_Line"/>
      <text:h text:style-name="Heading_20_1" text:outline-level="1">3️⃣ Auto-Scaling Workers Based on Redis Queue Depth 📈</text:h>
      <text:p text:style-name="Text_20_body">Now we get into real cloud power.</text:p>
      <text:p text:style-name="Text_20_body">Your Celery queue lives in:</text:p>
      <text:list text:style-name="L83">
        <text:list-item>
          <text:p text:style-name="P85">Amazon ElastiCache</text:p>
        </text:list-item>
      </text:list>
      <text:p text:style-name="Text_20_body"><text:soft-page-break/>The queue name is:</text:p>
      <text:p text:style-name="P1"><text:span text:style-name="Source_20_Text">celery</text:span></text:p>
      <text:p text:style-name="Text_20_body">Redis list length = number of waiting tasks.</text:p>
      <text:p text:style-name="Horizontal_20_Line"/>
      <text:h text:style-name="Heading_20_2" text:outline-level="2">🎯 Goal</text:h>
      <text:p text:style-name="Text_20_body">Scale workers automatically:</text:p>
      <text:p text:style-name="Text_20_body">If:</text:p>
      <text:list text:style-name="L84">
        <text:list-item>
          <text:p text:style-name="P86">queue &gt; 50 → add 2 instances<text:line-break/>If:</text:p>
        </text:list-item>
        <text:list-item>
          <text:p text:style-name="P86">queue &lt; 5 → remove 1 instance</text:p>
        </text:list-item>
      </text:list>
      <text:p text:style-name="Horizontal_20_Line"/>
      <text:h text:style-name="Heading_20_2" text:outline-level="2">How To Do It</text:h>
      <text:h text:style-name="Heading_20_3" text:outline-level="3">Option A — CloudWatch + Custom Metric (Clean Way)</text:h>
      <text:p text:style-name="Text_20_body">Step 1:<text:line-break/>Create small Python script:</text:p>
      <text:p text:style-name="Preformatted_20_Text"><text:span text:style-name="Source_20_Text">import redis</text:span></text:p>
      <text:p text:style-name="Preformatted_20_Text"><text:span text:style-name="Source_20_Text">import boto3</text:span></text:p>
      <text:p text:style-name="Preformatted_20_Text"/>
      <text:p text:style-name="Preformatted_20_Text"><text:span text:style-name="Source_20_Text">r = redis.Redis(host="elasticache-endpoint", port=6379)</text:span></text:p>
      <text:p text:style-name="Preformatted_20_Text"><text:span text:style-name="Source_20_Text">queue_length = r.llen("celery")</text:span></text:p>
      <text:p text:style-name="Preformatted_20_Text"/>
      <text:p text:style-name="Preformatted_20_Text"><text:span text:style-name="Source_20_Text">cloudwatch = boto3.client("cloudwatch")</text:span></text:p>
      <text:p text:style-name="Preformatted_20_Text"/>
      <text:p text:style-name="Preformatted_20_Text"><text:span text:style-name="Source_20_Text">cloudwatch.put_metric_data(</text:span></text:p>
      <text:p text:style-name="Preformatted_20_Text"><text:span text:style-name="Source_20_Text"><text:s text:c="4"/>Namespace="Celery",</text:span></text:p>
      <text:p text:style-name="Preformatted_20_Text"><text:span text:style-name="Source_20_Text"><text:s text:c="4"/>MetricData=[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"MetricName": "QueueLength",</text:span></text:p>
      <text:p text:style-name="Preformatted_20_Text"><text:span text:style-name="Source_20_Text"><text:s text:c="12"/>"Value": queue_length,</text:span></text:p>
      <text:p text:style-name="Preformatted_20_Text"><text:span text:style-name="Source_20_Text"><text:s text:c="12"/>"Unit": "Count"</text:span></text:p>
      <text:p text:style-name="Preformatted_20_Text"><text:span text:style-name="Source_20_Text"><text:s text:c="8"/>}</text:span></text:p>
      <text:p text:style-name="Preformatted_20_Text"><text:span text:style-name="Source_20_Text"><text:s text:c="4"/>]</text:span></text:p>
      <text:p text:style-name="P1"><text:span text:style-name="Source_20_Text">)</text:span></text:p>
      <text:p text:style-name="Text_20_body">Run this every minute (cron job or small Lambda).</text:p>
      <text:p text:style-name="Horizontal_20_Line"/>
      <text:p text:style-name="Text_20_body">Step 2:<text:line-break/>Create CloudWatch Alarm:</text:p>
      <text:p text:style-name="Text_20_body">If:</text:p>
      <text:p text:style-name="P1"><text:span text:style-name="Source_20_Text">Celery.QueueLength &gt; 50</text:span></text:p>
      <text:p text:style-name="Text_20_body">Trigger:</text:p>
      <text:list text:style-name="L85">
        <text:list-item>
          <text:p text:style-name="P87"><text:soft-page-break/>Increase Auto Scaling Group size</text:p>
        </text:list-item>
      </text:list>
      <text:p text:style-name="Text_20_body">If:</text:p>
      <text:p text:style-name="P1"><text:span text:style-name="Source_20_Text">Celery.QueueLength &lt; 5</text:span></text:p>
      <text:p text:style-name="Text_20_body">Trigger:</text:p>
      <text:list text:style-name="L86">
        <text:list-item>
          <text:p text:style-name="P88">Decrease ASG size</text:p>
        </text:list-item>
      </text:list>
      <text:p text:style-name="Horizontal_20_Line"/>
      <text:h text:style-name="Heading_20_2" text:outline-level="2">Option B — Scale Based on CPU (Simpler)</text:h>
      <text:p text:style-name="Text_20_body">Not as smart, but easier:</text:p>
      <text:p text:style-name="Text_20_body">If:</text:p>
      <text:p text:style-name="P1"><text:span text:style-name="Source_20_Text">Average CPU &gt; 70%</text:span></text:p>
      <text:p text:style-name="Text_20_body">Scale out.</text:p>
      <text:p text:style-name="Text_20_body">If:</text:p>
      <text:p text:style-name="P1"><text:span text:style-name="Source_20_Text">CPU &lt; 30%</text:span></text:p>
      <text:p text:style-name="Text_20_body">Scale in.</text:p>
      <text:p text:style-name="Text_20_body">Works fine for CPU-bound GeoTIFF workloads.</text:p>
      <text:p text:style-name="Horizontal_20_Line"/>
      <text:h text:style-name="Heading_20_1" text:outline-level="1">4️⃣ What Happens During Auto Scaling?</text:h>
      <text:p text:style-name="Text_20_body">New EC2 worker launches:</text:p>
      <text:list text:style-name="L87">
        <text:list-item>
          <text:p text:style-name="P89">Docker starts</text:p>
        </text:list-item>
        <text:list-item>
          <text:p text:style-name="P89">Celery worker connects to Redis</text:p>
        </text:list-item>
        <text:list-item>
          <text:p text:style-name="P89">Immediately begins processing tasks</text:p>
        </text:list-item>
      </text:list>
      <text:p text:style-name="Text_20_body">No coordination needed.<text:line-break/>Celery handles distribution.</text:p>
      <text:p text:style-name="Text_20_body">That’s why Celery is powerful.</text:p>
      <text:p text:style-name="Horizontal_20_Line"/>
      <text:h text:style-name="Heading_20_1" text:outline-level="1">🔥 Advanced Optimization For GeoTIFF</text:h>
      <text:p text:style-name="Text_20_body">For heavy raster work:</text:p>
      <text:list text:style-name="L88">
        <text:list-item>
          <text:p text:style-name="P90">Use instance type with high EBS throughput</text:p>
        </text:list-item>
        <text:list-item>
          <text:p text:style-name="P90">Use gp3 disks</text:p>
        </text:list-item>
        <text:list-item>
          <text:p text:style-name="P90"><text:soft-page-break/>Possibly mount NVMe instance storage</text:p>
        </text:list-item>
        <text:list-item>
          <text:p text:style-name="P90">Download S3 files using multipart</text:p>
        </text:list-item>
        <text:list-item>
          <text:p text:style-name="P90">Delete local temp files after processing</text:p>
        </text:list-item>
      </text:list>
      <text:p text:style-name="Horizontal_20_Line"/>
      <text:h text:style-name="Heading_20_1" text:outline-level="1">🎯 Final Architecture Summary</text:h>
      <text:p text:style-name="Text_20_body">Production now looks like:</text:p>
      <text:p text:style-name="Text_20_body">API EC2 (stateless)<text:line-break/>↓<text:line-break/>ALB<text:line-break/>↓<text:line-break/>Redis (ElastiCache)<text:line-break/>↓<text:line-break/>Worker Auto Scaling Group<text:line-break/>↓<text:line-break/>S3 (GeoTIFFs)<text:line-break/>↓<text:line-break/>RDS (metadata)</text:p>
      <text:p text:style-name="Text_20_body">Elastic.<text:line-break/>Scalable.<text:line-break/>Fault-tolerant.</text:p>
      <text:p text:style-name="Horizontal_20_Line"/>
      <text:h text:style-name="Heading_20_1" text:outline-level="1">🧠 Your Concurrency Question — Final Answer</text:h>
      <text:p text:style-name="Text_20_body">You wanted:</text:p>
      <text:p text:style-name="Quotations">Keep <text:span text:style-name="Source_20_Text">--concurrency=5</text:span> locally, but scale on AWS automatically</text:p>
      <text:p text:style-name="Text_20_body">Best solution:</text:p>
      <text:p text:style-name="P1"><text:span text:style-name="Source_20_Text">--concurrency=$(nproc)</text:span></text:p>
      <text:p text:style-name="Text_20_body">Always.</text:p>
      <text:p text:style-name="Text_20_body">Because:</text:p>
      <text:list text:style-name="L89">
        <text:list-item>
          <text:p text:style-name="P91">Laptop 16 cores → 16 workers</text:p>
        </text:list-item>
        <text:list-item>
          <text:p text:style-name="P91">AWS 2 cores → 2 workers</text:p>
        </text:list-item>
        <text:list-item>
          <text:p text:style-name="P91">AWS 32 cores → 32 workers</text:p>
        </text:list-item>
      </text:list>
      <text:p text:style-name="Text_20_body"><text:soft-page-break/>Zero maintenance.<text:line-break/>Zero environment branching.<text:line-break/>Pure hardware-based scaling.</text:p>
      <text:p text:style-name="Horizontal_20_Line"/>
      <text:p text:style-name="Text_20_body">If you want next, I can:</text:p>
      <text:list text:style-name="L90">
        <text:list-item>
          <text:p text:style-name="P92">Show exact AWS Auto Scaling Group configuration</text:p>
        </text:list-item>
        <text:list-item>
          <text:p text:style-name="P92">Or move you to ECS/Fargate (container-native)</text:p>
        </text:list-item>
        <text:list-item>
          <text:p text:style-name="P92">Or design GPU-based raster processing cluster</text:p>
        </text:list-item>
        <text:list-item>
          <text:p text:style-name="P92">Or design high-throughput batch processing architecture</text:p>
        </text:list-item>
      </text:list>
      <text:p text:style-name="Text_20_body">What level do you want to go next?</text:p>
      <text:p text:style-name="Text_20_body">Excellent 😎 — now we move into <text:span text:style-name="Strong_20_Emphasis">serious cloud architecture territory</text:span>.</text:p>
      <text:p text:style-name="Text_20_body">You asked to elaborate these 4:</text:p>
      <text:list text:style-name="L91">
        <text:list-item>
          <text:p text:style-name="P93"><text:span text:style-name="Strong_20_Emphasis">Exact AWS Auto Scaling Group configuration</text:span></text:p>
        </text:list-item>
        <text:list-item>
          <text:p text:style-name="P93"><text:span text:style-name="Strong_20_Emphasis">Move to ECS / Fargate (container-native)</text:span></text:p>
        </text:list-item>
        <text:list-item>
          <text:p text:style-name="P93"><text:span text:style-name="Strong_20_Emphasis">GPU-based raster processing cluster</text:span></text:p>
        </text:list-item>
        <text:list-item>
          <text:p text:style-name="P93"><text:span text:style-name="Strong_20_Emphasis">High-throughput batch processing architecture</text:span></text:p>
        </text:list-item>
      </text:list>
      <text:p text:style-name="Text_20_body">We’ll go deep but structured.</text:p>
      <text:p text:style-name="Horizontal_20_Line"/>
      <text:h text:style-name="Heading_20_1" text:outline-level="1">1️⃣ Exact AWS Auto Scaling Group Configuration (EC2 Workers)</text:h>
      <text:p text:style-name="Text_20_body">We focus on scaling Celery workers.</text:p>
      <text:p text:style-name="Text_20_body">We assume:</text:p>
      <text:list text:style-name="L92">
        <text:list-item>
          <text:p text:style-name="P94">Redis = Amazon ElastiCache</text:p>
        </text:list-item>
        <text:list-item>
          <text:p text:style-name="P94">DB = Amazon RDS</text:p>
        </text:list-item>
        <text:list-item>
          <text:p text:style-name="P94">Storage = Amazon S3</text:p>
        </text:list-item>
      </text:list>
      <text:p text:style-name="Horizontal_20_Line"/>
      <text:h text:style-name="Heading_20_2" text:outline-level="2">🧱 Architecture</text:h>
      <text:p text:style-name="Preformatted_20_Text"><text:span text:style-name="Source_20_Text">Auto Scaling Group</text:span></text:p>
      <text:p text:style-name="Preformatted_20_Text"><text:span text:style-name="Source_20_Text"><text:s text:c="4"/>|</text:span></text:p>
      <text:p text:style-name="Preformatted_20_Text"><text:span text:style-name="Source_20_Text">Launch Template</text:span></text:p>
      <text:p text:style-name="Preformatted_20_Text"><text:span text:style-name="Source_20_Text"><text:s text:c="4"/>|</text:span></text:p>
      <text:p text:style-name="Preformatted_20_Text"><text:span text:style-name="Source_20_Text">EC2 instance</text:span></text:p>
      <text:p text:style-name="Preformatted_20_Text"><text:span text:style-name="Source_20_Text"><text:s text:c="4"/>|</text:span></text:p>
      <text:p text:style-name="P1"><text:span text:style-name="Source_20_Text">Docker → Celery Worker</text:span></text:p>
      <text:p text:style-name="Horizontal_20_Line"><text:soft-page-break/></text:p>
      <text:h text:style-name="Heading_20_2" text:outline-level="2">Step 1 — Launch Template</text:h>
      <text:p text:style-name="Text_20_body">Define:</text:p>
      <text:list text:style-name="L93">
        <text:list-item>
          <text:p text:style-name="P95">AMI: Ubuntu 22.04</text:p>
        </text:list-item>
        <text:list-item>
          <text:p text:style-name="P95">Instance type: e.g. <text:span text:style-name="Source_20_Text">c6i.xlarge</text:span></text:p>
        </text:list-item>
        <text:list-item>
          <text:p text:style-name="P95">IAM Role: S3 + CloudWatch access</text:p>
        </text:list-item>
        <text:list-item>
          <text:p text:style-name="P95">Security Group:</text:p>
          <text:list>
            <text:list-item>
              <text:p text:style-name="P95">Outbound: Redis (6379)</text:p>
            </text:list-item>
            <text:list-item>
              <text:p text:style-name="P95">Outbound: RDS (5432)</text:p>
            </text:list-item>
            <text:list-item>
              <text:p text:style-name="P95">Outbound: S3 (443)</text:p>
            </text:list-item>
          </text:list>
        </text:list-item>
      </text:list>
      <text:p text:style-name="Text_20_body">User-data script installs Docker and starts worker container automatically.</text:p>
      <text:p text:style-name="Text_20_body">Example user-data:</text:p>
      <text:p text:style-name="Preformatted_20_Text"><text:span text:style-name="Source_20_Text">#!/bin/bash</text:span></text:p>
      <text:p text:style-name="Preformatted_20_Text"><text:span text:style-name="Source_20_Text">apt update -y</text:span></text:p>
      <text:p text:style-name="Preformatted_20_Text"><text:span text:style-name="Source_20_Text">apt install docker.io -y</text:span></text:p>
      <text:p text:style-name="Preformatted_20_Text"><text:span text:style-name="Source_20_Text">usermod -aG docker ubuntu</text:span></text:p>
      <text:p text:style-name="Preformatted_20_Text"/>
      <text:p text:style-name="Preformatted_20_Text"><text:span text:style-name="Source_20_Text">cd /home/ubuntu</text:span></text:p>
      <text:p text:style-name="Preformatted_20_Text"><text:span text:style-name="Source_20_Text">git clone your-repo</text:span></text:p>
      <text:p text:style-name="Preformatted_20_Text"><text:span text:style-name="Source_20_Text">cd your-repo</text:span></text:p>
      <text:p text:style-name="Preformatted_20_Text"/>
      <text:p text:style-name="P1"><text:span text:style-name="Source_20_Text">docker compose -f docker-compose.worker.yml up -d --build</text:span></text:p>
      <text:p text:style-name="Text_20_body">Now every new EC2 automatically becomes a worker.</text:p>
      <text:p text:style-name="Horizontal_20_Line"/>
      <text:h text:style-name="Heading_20_2" text:outline-level="2">Step 2 — Auto Scaling Group</text:h>
      <text:p text:style-name="Text_20_body">Set:</text:p>
      <text:list text:style-name="L94">
        <text:list-item>
          <text:p text:style-name="P96">Min size: 1</text:p>
        </text:list-item>
        <text:list-item>
          <text:p text:style-name="P96">Desired: 2</text:p>
        </text:list-item>
        <text:list-item>
          <text:p text:style-name="P96">Max size: 10</text:p>
        </text:list-item>
      </text:list>
      <text:p text:style-name="Text_20_body">Attach scaling policy:</text:p>
      <text:h text:style-name="Heading_20_3" text:outline-level="3">Option A — CPU Scaling (simple)</text:h>
      <text:p text:style-name="Text_20_body">Scale out:</text:p>
      <text:list text:style-name="L95">
        <text:list-item>
          <text:p text:style-name="P97">CPU &gt; 70% for 5 min</text:p>
        </text:list-item>
      </text:list>
      <text:p text:style-name="Text_20_body">Scale in:</text:p>
      <text:list text:style-name="L96">
        <text:list-item>
          <text:p text:style-name="P98">CPU &lt; 30% for 10 min</text:p>
        </text:list-item>
      </text:list>
      <text:p text:style-name="Text_20_body"><text:soft-page-break/>Works well for CPU-heavy GeoTIFF.</text:p>
      <text:p text:style-name="Horizontal_20_Line"/>
      <text:h text:style-name="Heading_20_3" text:outline-level="3">Option B — Redis Queue Depth Scaling (better)</text:h>
      <text:p text:style-name="Text_20_body">Send Redis queue length to CloudWatch.</text:p>
      <text:p text:style-name="Text_20_body">If:</text:p>
      <text:list text:style-name="L97">
        <text:list-item>
          <text:p text:style-name="P99">Queue &gt; 100 → add 2 workers</text:p>
        </text:list-item>
        <text:list-item>
          <text:p text:style-name="P99">Queue &lt; 5 → remove 1 worker</text:p>
        </text:list-item>
      </text:list>
      <text:p text:style-name="Text_20_body">Now scaling responds to workload, not just CPU.</text:p>
      <text:p text:style-name="Horizontal_20_Line"/>
      <text:h text:style-name="Heading_20_1" text:outline-level="1">2️⃣ Move to ECS / Fargate (Container Native)</text:h>
      <text:p text:style-name="Text_20_body">Now we replace EC2 management entirely.</text:p>
      <text:p text:style-name="Text_20_body">Use:</text:p>
      <text:list text:style-name="L98">
        <text:list-item>
          <text:p text:style-name="P100">Amazon ECS</text:p>
        </text:list-item>
        <text:list-item>
          <text:p text:style-name="P100">optionally AWS Fargate</text:p>
        </text:list-item>
      </text:list>
      <text:p text:style-name="Horizontal_20_Line"/>
      <text:h text:style-name="Heading_20_2" text:outline-level="2">Why ECS?</text:h>
      <text:p text:style-name="Text_20_body">You no longer:</text:p>
      <text:list text:style-name="L99">
        <text:list-item>
          <text:p text:style-name="P101">Manage servers</text:p>
        </text:list-item>
        <text:list-item>
          <text:p text:style-name="P101">Install Docker</text:p>
        </text:list-item>
        <text:list-item>
          <text:p text:style-name="P101">Maintain OS</text:p>
        </text:list-item>
        <text:list-item>
          <text:p text:style-name="P101">Handle scaling manually</text:p>
        </text:list-item>
      </text:list>
      <text:p text:style-name="Horizontal_20_Line"/>
      <text:h text:style-name="Heading_20_2" text:outline-level="2">ECS Architecture</text:h>
      <text:p text:style-name="Preformatted_20_Text"><text:span text:style-name="Source_20_Text">ECS Cluster</text:span></text:p>
      <text:p text:style-name="Preformatted_20_Text"><text:span text:style-name="Source_20_Text"><text:s text:c="3"/>|</text:span></text:p>
      <text:p text:style-name="Preformatted_20_Text"><text:span text:style-name="Source_20_Text">Service: API</text:span></text:p>
      <text:p text:style-name="Preformatted_20_Text"><text:span text:style-name="Source_20_Text">Service: Worker</text:span></text:p>
      <text:p text:style-name="Preformatted_20_Text"><text:span text:style-name="Source_20_Text"><text:s text:c="3"/>|</text:span></text:p>
      <text:p text:style-name="P1"><text:span text:style-name="Source_20_Text">Tasks (containers)</text:span></text:p>
      <text:p text:style-name="Horizontal_20_Line"/>
      <text:h text:style-name="Heading_20_2" text:outline-level="2"><text:soft-page-break/>ECS API Service</text:h>
      <text:list text:style-name="L100">
        <text:list-item>
          <text:p text:style-name="P102">Runs Flask container</text:p>
        </text:list-item>
        <text:list-item>
          <text:p text:style-name="P102">Behind Application Load Balancer</text:p>
        </text:list-item>
        <text:list-item>
          <text:p text:style-name="P102">Auto scales based on request count</text:p>
        </text:list-item>
      </text:list>
      <text:p text:style-name="Horizontal_20_Line"/>
      <text:h text:style-name="Heading_20_2" text:outline-level="2">ECS Worker Service</text:h>
      <text:list text:style-name="L101">
        <text:list-item>
          <text:p text:style-name="P103">Runs Celery container</text:p>
        </text:list-item>
        <text:list-item>
          <text:p text:style-name="P103">Scales based on CPU or queue metric</text:p>
        </text:list-item>
      </text:list>
      <text:p text:style-name="Horizontal_20_Line"/>
      <text:h text:style-name="Heading_20_2" text:outline-level="2">Fargate vs EC2 Mode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Mode</text:p>
            </table:table-cell>
            <table:table-cell table:style-name="Table4.A1" office:value-type="string">
              <text:p text:style-name="Table_20_Heading">When To Use</text:p>
            </table:table-cell>
          </table:table-row>
        </table:table-header-rows>
        <table:table-row>
          <table:table-cell table:style-name="Table4.A1" office:value-type="string">
            <text:p text:style-name="Table_20_Contents">Fargate</text:p>
          </table:table-cell>
          <table:table-cell table:style-name="Table4.A1" office:value-type="string">
            <text:p text:style-name="Table_20_Contents">Simpler, lower ops overhead</text:p>
          </table:table-cell>
        </table:table-row>
        <table:table-row>
          <table:table-cell table:style-name="Table4.A1" office:value-type="string">
            <text:p text:style-name="Table_20_Contents">ECS EC2</text:p>
          </table:table-cell>
          <table:table-cell table:style-name="Table4.A1" office:value-type="string">
            <text:p text:style-name="Table_20_Contents">More control, cheaper at scale</text:p>
          </table:table-cell>
        </table:table-row>
      </table:table>
      <text:p text:style-name="Text_20_body">For heavy raster CPU work:<text:line-break/>ECS EC2 often cheaper.</text:p>
      <text:p text:style-name="Horizontal_20_Line"/>
      <text:h text:style-name="Heading_20_1" text:outline-level="1">3️⃣ GPU-Based Raster Processing Cluster</text:h>
      <text:p text:style-name="Text_20_body">Now we go advanced.</text:p>
      <text:p text:style-name="Text_20_body">If your GeoTIFF processing involves:</text:p>
      <text:list text:style-name="L102">
        <text:list-item>
          <text:p text:style-name="P104">Deep learning</text:p>
        </text:list-item>
        <text:list-item>
          <text:p text:style-name="P104">CUDA</text:p>
        </text:list-item>
        <text:list-item>
          <text:p text:style-name="P104">PyTorch</text:p>
        </text:list-item>
        <text:list-item>
          <text:p text:style-name="P104">TensorFlow</text:p>
        </text:list-item>
        <text:list-item>
          <text:p text:style-name="P104">Raster CNN models</text:p>
        </text:list-item>
      </text:list>
      <text:p text:style-name="Text_20_body">Then CPU scaling is insufficient.</text:p>
      <text:p text:style-name="Text_20_body">Use GPU instances:</text:p>
      <text:p text:style-name="Text_20_body">Examples:</text:p>
      <text:list text:style-name="L103">
        <text:list-item>
          <text:p text:style-name="P105">g5.xlarge</text:p>
        </text:list-item>
        <text:list-item>
          <text:p text:style-name="P105">p3.2xlarge</text:p>
        </text:list-item>
      </text:list>
      <text:p text:style-name="Text_20_body">These provide NVIDIA GPUs.</text:p>
      <text:p text:style-name="Horizontal_20_Line"/>
      <text:h text:style-name="Heading_20_2" text:outline-level="2"><text:soft-page-break/>Architecture Change</text:h>
      <text:p text:style-name="Text_20_body">Workers become:</text:p>
      <text:p text:style-name="Text_20_body">GPU-enabled EC2 instances.</text:p>
      <text:p text:style-name="Text_20_body">Docker image must:</text:p>
      <text:list text:style-name="L104">
        <text:list-item>
          <text:p text:style-name="P106">Include CUDA</text:p>
        </text:list-item>
        <text:list-item>
          <text:p text:style-name="P106">Include correct NVIDIA drivers</text:p>
        </text:list-item>
        <text:list-item>
          <text:p text:style-name="P106">Use nvidia-docker runtime</text:p>
        </text:list-item>
      </text:list>
      <text:p text:style-name="Horizontal_20_Line"/>
      <text:h text:style-name="Heading_20_2" text:outline-level="2">Celery Concurrency on GPU</text:h>
      <text:p text:style-name="Text_20_body">Important:</text:p>
      <text:p text:style-name="Text_20_body">GPU tasks should NOT run high concurrency.</text:p>
      <text:p text:style-name="Text_20_body">Example:</text:p>
      <text:p text:style-name="P1"><text:span text:style-name="Source_20_Text">--concurrency=1</text:span></text:p>
      <text:p text:style-name="Text_20_body">Because:</text:p>
      <text:list text:style-name="L105">
        <text:list-item>
          <text:p text:style-name="P107">One GPU typically handles one heavy task at a time</text:p>
        </text:list-item>
      </text:list>
      <text:p text:style-name="Text_20_body">Better scaling:</text:p>
      <text:list text:style-name="L106">
        <text:list-item>
          <text:p text:style-name="P108">More GPU instances</text:p>
        </text:list-item>
        <text:list-item>
          <text:p text:style-name="P108">Not more concurrency per instance</text:p>
        </text:list-item>
      </text:list>
      <text:p text:style-name="Horizontal_20_Line"/>
      <text:h text:style-name="Heading_20_2" text:outline-level="2">Hybrid Cluster (Very Powerful)</text:h>
      <text:p text:style-name="Text_20_body">Have two worker pools:</text:p>
      <text:list text:style-name="L107">
        <text:list-item>
          <text:p text:style-name="P109">CPU workers (standard GeoTIFF tasks)</text:p>
        </text:list-item>
        <text:list-item>
          <text:p text:style-name="P109">GPU workers (ML raster tasks)</text:p>
        </text:list-item>
      </text:list>
      <text:p text:style-name="Text_20_body">Route tasks to specific queues:</text:p>
      <text:p text:style-name="Preformatted_20_Text"><text:span text:style-name="Source_20_Text">@celery_app.task(queue="gpu")</text:span></text:p>
      <text:p text:style-name="P1"><text:span text:style-name="Source_20_Text">def deep_model_task(...):</text:span></text:p>
      <text:p text:style-name="Text_20_body">Then start worker:</text:p>
      <text:p text:style-name="P1"><text:span text:style-name="Source_20_Text">celery worker -Q gpu</text:span></text:p>
      <text:p text:style-name="Text_20_body">Now GPU tasks never run on CPU nodes.</text:p>
      <text:p text:style-name="Horizontal_20_Line"/>
      <text:h text:style-name="Heading_20_1" text:outline-level="1"><text:soft-page-break/>4️⃣ High-Throughput Batch Processing Architecture</text:h>
      <text:p text:style-name="Text_20_body">Now imagine:</text:p>
      <text:list text:style-name="L108">
        <text:list-item>
          <text:p text:style-name="P110">100,000 GeoTIFFs</text:p>
        </text:list-item>
        <text:list-item>
          <text:p text:style-name="P110">Massive ingestion</text:p>
        </text:list-item>
        <text:list-item>
          <text:p text:style-name="P110">Nightly processing</text:p>
        </text:list-item>
      </text:list>
      <text:p text:style-name="Text_20_body">Celery may not be ideal at extreme scale.</text:p>
      <text:p text:style-name="Text_20_body">Alternative:</text:p>
      <text:p text:style-name="Text_20_body">Use:</text:p>
      <text:list text:style-name="L109">
        <text:list-item>
          <text:p text:style-name="P111">AWS Batch</text:p>
        </text:list-item>
      </text:list>
      <text:p text:style-name="Horizontal_20_Line"/>
      <text:h text:style-name="Heading_20_2" text:outline-level="2">AWS Batch Architecture</text:h>
      <text:p text:style-name="Preformatted_20_Text"><text:span text:style-name="Source_20_Text">Submit Job</text:span></text:p>
      <text:p text:style-name="Preformatted_20_Text"><text:span text:style-name="Source_20_Text"><text:s text:c="3"/>|</text:span></text:p>
      <text:p text:style-name="Preformatted_20_Text"><text:span text:style-name="Source_20_Text">AWS Batch Queue</text:span></text:p>
      <text:p text:style-name="Preformatted_20_Text"><text:span text:style-name="Source_20_Text"><text:s text:c="3"/>|</text:span></text:p>
      <text:p text:style-name="Preformatted_20_Text"><text:span text:style-name="Source_20_Text">Compute Environment</text:span></text:p>
      <text:p text:style-name="Preformatted_20_Text"><text:span text:style-name="Source_20_Text"><text:s text:c="3"/>|</text:span></text:p>
      <text:p text:style-name="Preformatted_20_Text"><text:span text:style-name="Source_20_Text">Auto provision EC2 instances</text:span></text:p>
      <text:p text:style-name="Preformatted_20_Text"><text:span text:style-name="Source_20_Text"><text:s text:c="3"/>|</text:span></text:p>
      <text:p text:style-name="Preformatted_20_Text"><text:span text:style-name="Source_20_Text">Run container job</text:span></text:p>
      <text:p text:style-name="Preformatted_20_Text"><text:span text:style-name="Source_20_Text"><text:s text:c="3"/>|</text:span></text:p>
      <text:p text:style-name="P1"><text:span text:style-name="Source_20_Text">Terminate instance</text:span></text:p>
      <text:p text:style-name="Horizontal_20_Line"/>
      <text:h text:style-name="Heading_20_2" text:outline-level="2">Why AWS Batch?</text:h>
      <text:list text:style-name="L110">
        <text:list-item>
          <text:p text:style-name="P112">Designed for heavy batch workloads</text:p>
        </text:list-item>
        <text:list-item>
          <text:p text:style-name="P112">Spins up instances only when needed</text:p>
        </text:list-item>
        <text:list-item>
          <text:p text:style-name="P112">Terminates them after completion</text:p>
        </text:list-item>
        <text:list-item>
          <text:p text:style-name="P112">Much cheaper for sporadic large jobs</text:p>
        </text:list-item>
      </text:list>
      <text:p text:style-name="Horizontal_20_Line"/>
      <text:h text:style-name="Heading_20_2" text:outline-level="2">When to Prefer Batch over Celery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Use Celery</text:p>
            </table:table-cell>
            <table:table-cell table:style-name="Table5.A1" office:value-type="string">
              <text:p text:style-name="Table_20_Heading">Use Batch</text:p>
            </table:table-cell>
          </table:table-row>
        </table:table-header-rows>
        <table:table-row>
          <table:table-cell table:style-name="Table5.A1" office:value-type="string">
            <text:p text:style-name="Table_20_Contents">Real-time API tasks</text:p>
          </table:table-cell>
          <table:table-cell table:style-name="Table5.A1" office:value-type="string">
            <text:p text:style-name="Table_20_Contents">Massive offline processing</text:p>
          </table:table-cell>
        </table:table-row>
        <table:table-row>
          <table:table-cell table:style-name="Table5.A1" office:value-type="string">
            <text:p text:style-name="Table_20_Contents">1–1000 concurrent jobs</text:p>
          </table:table-cell>
          <table:table-cell table:style-name="Table5.A1" office:value-type="string">
            <text:p text:style-name="Table_20_Contents">10,000+ large jobs</text:p>
          </table:table-cell>
        </table:table-row>
        <table:table-row>
          <table:table-cell table:style-name="Table5.A1" office:value-type="string">
            <text:p text:style-name="Table_20_Contents">Low latency</text:p>
          </table:table-cell>
          <table:table-cell table:style-name="Table5.A1" office:value-type="string">
            <text:p text:style-name="Table_20_Contents">High throughput</text:p>
          </table:table-cell>
        </table:table-row>
      </table:table>
      <text:p text:style-name="Horizontal_20_Line"/>
      <text:h text:style-name="Heading_20_1" text:outline-level="1"><text:soft-page-break/>🎯 Decision Guide For You</text:h>
      <text:p text:style-name="Text_20_body">Given GeoTIFF CPU-heavy tasks:</text:p>
      <text:h text:style-name="Heading_20_3" text:outline-level="3">Small / Medium SaaS</text:h>
      <text:list text:style-name="L111">
        <text:list-item>
          <text:p text:style-name="P113">EC2 Auto Scaling + Celery</text:p>
        </text:list-item>
      </text:list>
      <text:h text:style-name="Heading_20_3" text:outline-level="3">Growing Platform</text:h>
      <text:list text:style-name="L112">
        <text:list-item>
          <text:p text:style-name="P114">ECS EC2 Mode</text:p>
        </text:list-item>
      </text:list>
      <text:h text:style-name="Heading_20_3" text:outline-level="3">ML + Raster AI</text:h>
      <text:list text:style-name="L113">
        <text:list-item>
          <text:p text:style-name="P115">GPU worker pool</text:p>
        </text:list-item>
      </text:list>
      <text:h text:style-name="Heading_20_3" text:outline-level="3">Massive periodic processing</text:h>
      <text:list text:style-name="L114">
        <text:list-item>
          <text:p text:style-name="P116">AWS Batch</text:p>
        </text:list-item>
      </text:list>
      <text:p text:style-name="Horizontal_20_Line"/>
      <text:h text:style-name="Heading_20_1" text:outline-level="1">🧠 Most Professional Architecture For You</text:h>
      <text:p text:style-name="Text_20_body">If I were designing this:</text:p>
      <text:list text:style-name="L115">
        <text:list-item>
          <text:p text:style-name="P117">ECS Cluster</text:p>
        </text:list-item>
        <text:list-item>
          <text:p text:style-name="P117">API Service (autoscaling)</text:p>
        </text:list-item>
        <text:list-item>
          <text:p text:style-name="P117">CPU Worker Service (autoscaling)</text:p>
        </text:list-item>
        <text:list-item>
          <text:p text:style-name="P117">GPU Worker Service (optional)</text:p>
        </text:list-item>
        <text:list-item>
          <text:p text:style-name="P117">RDS</text:p>
        </text:list-item>
        <text:list-item>
          <text:p text:style-name="P117">ElastiCache</text:p>
        </text:list-item>
        <text:list-item>
          <text:p text:style-name="P117">S3</text:p>
        </text:list-item>
        <text:list-item>
          <text:p text:style-name="P117">Queue depth based scaling</text:p>
        </text:list-item>
      </text:list>
      <text:p text:style-name="Text_20_body">That gives:</text:p>
      <text:list text:style-name="L116">
        <text:list-item>
          <text:p text:style-name="P118">Horizontal scale</text:p>
        </text:list-item>
        <text:list-item>
          <text:p text:style-name="P118">Separation of compute types</text:p>
        </text:list-item>
        <text:list-item>
          <text:p text:style-name="P118">Future-proof design</text:p>
        </text:list-item>
      </text:list>
      <text:p text:style-name="Horizontal_20_Line"/>
      <text:p text:style-name="Text_20_body">If you'd like next, I can:</text:p>
      <text:list text:style-name="L117">
        <text:list-item>
          <text:p text:style-name="P119">Design the exact ECS production setup step-by-step</text:p>
        </text:list-item>
        <text:list-item>
          <text:p text:style-name="P119">Or build a GPU-enabled Celery worker Dockerfile</text:p>
        </text:list-item>
        <text:list-item>
          <text:p text:style-name="P119"><text:soft-page-break/>Or design a hybrid CPU + GPU routing architecture</text:p>
        </text:list-item>
        <text:list-item>
          <text:p text:style-name="P119">Or do a cost comparison between EC2, ECS, and Batch</text:p>
        </text:list-item>
      </text:list>
      <text:p text:style-name="Text_20_body">Where do you want to go next?</text:p>
      <text:p text:style-name="Text_20_body">Excellent question.<text:line-break/>This is where <text:span text:style-name="Strong_20_Emphasis">software architecture maturity</text:span> starts.</text:p>
      <text:p text:style-name="Text_20_body">You’re really asking:</text:p>
      <text:p text:style-name="Quotations">When do I keep multiple algorithms inside one API, and when do I split into multiple services?</text:p>
      <text:p text:style-name="Text_20_body">This is about <text:span text:style-name="Strong_20_Emphasis">service boundaries</text:span>, not AWS.</text:p>
      <text:p text:style-name="Text_20_body">Let’s walk through it properly.</text:p>
      <text:p text:style-name="Horizontal_20_Line"/>
      <text:h text:style-name="Heading_20_1" text:outline-level="1">🧠 First Principle: Separate by Scaling &amp; Lifecycle, Not by Code Size</text:h>
      <text:p text:style-name="Text_20_body">You do <text:span text:style-name="Strong_20_Emphasis">NOT</text:span> split APIs because:</text:p>
      <text:list text:style-name="L118">
        <text:list-item>
          <text:p text:style-name="P120">“The file is getting long”</text:p>
        </text:list-item>
        <text:list-item>
          <text:p text:style-name="P120">“There are many endpoints”</text:p>
        </text:list-item>
        <text:list-item>
          <text:p text:style-name="P120">“It feels cleaner”</text:p>
        </text:list-item>
      </text:list>
      <text:p text:style-name="Text_20_body">You split when:</text:p>
      <text:list text:style-name="L119">
        <text:list-item>
          <text:p text:style-name="P121">They scale differently</text:p>
        </text:list-item>
        <text:list-item>
          <text:p text:style-name="P121">They require different infrastructure</text:p>
        </text:list-item>
        <text:list-item>
          <text:p text:style-name="P121">They have different release cycles</text:p>
        </text:list-item>
        <text:list-item>
          <text:p text:style-name="P121">They have different reliability requirements</text:p>
        </text:list-item>
      </text:list>
      <text:p text:style-name="Horizontal_20_Line"/>
      <text:h text:style-name="Heading_20_1" text:outline-level="1">🟢 When To Keep Everything In ONE API</text:h>
      <text:p text:style-name="Text_20_body">Keep one API when:</text:p>
      <text:list text:style-name="L120">
        <text:list-item>
          <text:p text:style-name="P122">Same user base</text:p>
        </text:list-item>
        <text:list-item>
          <text:p text:style-name="P122">Same authentication</text:p>
        </text:list-item>
        <text:list-item>
          <text:p text:style-name="P122">Same scaling pattern</text:p>
        </text:list-item>
        <text:list-item>
          <text:p text:style-name="P122">Same infrastructure requirements</text:p>
        </text:list-item>
        <text:list-item>
          <text:p text:style-name="P122">Same deployment lifecycle</text:p>
        </text:list-item>
      </text:list>
      <text:p text:style-name="Text_20_body"><text:soft-page-break/>Example:</text:p>
      <text:p text:style-name="Preformatted_20_Text"><text:span text:style-name="Source_20_Text">/GetVegetationIndex</text:span></text:p>
      <text:p text:style-name="Preformatted_20_Text"><text:span text:style-name="Source_20_Text">/GetSlopeMap</text:span></text:p>
      <text:p text:style-name="Preformatted_20_Text"><text:span text:style-name="Source_20_Text">/GetNDVI</text:span></text:p>
      <text:p text:style-name="P1"><text:span text:style-name="Source_20_Text">/GetWaterMask</text:span></text:p>
      <text:p text:style-name="Text_20_body">If they all:</text:p>
      <text:list text:style-name="L121">
        <text:list-item>
          <text:p text:style-name="P123">Use CPU raster processing</text:p>
        </text:list-item>
        <text:list-item>
          <text:p text:style-name="P123">Run on same worker pool</text:p>
        </text:list-item>
        <text:list-item>
          <text:p text:style-name="P123">Use same S3 + RDS</text:p>
        </text:list-item>
        <text:list-item>
          <text:p text:style-name="P123">Scale similarly</text:p>
        </text:list-item>
      </text:list>
      <text:p text:style-name="Text_20_body">👉 Keep them in one API.</text:p>
      <text:p text:style-name="Text_20_body">Internally:</text:p>
      <text:list text:style-name="L122">
        <text:list-item>
          <text:p text:style-name="P124">Different Celery tasks</text:p>
        </text:list-item>
        <text:list-item>
          <text:p text:style-name="P124">Possibly different queues</text:p>
        </text:list-item>
        <text:list-item>
          <text:p text:style-name="P124">But one service</text:p>
        </text:list-item>
      </text:list>
      <text:p text:style-name="Text_20_body">That’s clean and simple.</text:p>
      <text:p text:style-name="Horizontal_20_Line"/>
      <text:h text:style-name="Heading_20_1" text:outline-level="1">🔵 When To Split Into Different Services</text:h>
      <text:p text:style-name="Text_20_body">You split when at least one of these becomes true:</text:p>
      <text:p text:style-name="Horizontal_20_Line"/>
      <text:h text:style-name="Heading_20_2" text:outline-level="2">1️⃣ Different Scaling Requirements</text:h>
      <text:p text:style-name="Text_20_body">Example:</text:p>
      <text:list text:style-name="L123">
        <text:list-item>
          <text:p text:style-name="P125">Endpoint A = fast metadata lookup (DB only)</text:p>
        </text:list-item>
        <text:list-item>
          <text:p text:style-name="P125">Endpoint B = 20-minute raster deep learning</text:p>
        </text:list-item>
      </text:list>
      <text:p text:style-name="Text_20_body">If heavy processing overloads your API scaling,<text:line-break/>you separate:</text:p>
      <text:list text:style-name="L124">
        <text:list-item>
          <text:p text:style-name="P126">Metadata API (lightweight)</text:p>
        </text:list-item>
        <text:list-item>
          <text:p text:style-name="P126">Processing API (heavy compute)</text:p>
        </text:list-item>
      </text:list>
      <text:p text:style-name="Horizontal_20_Line"/>
      <text:h text:style-name="Heading_20_2" text:outline-level="2">2️⃣ Different Compute Type (CPU vs GPU)</text:h>
      <text:p text:style-name="Text_20_body">Example:</text:p>
      <text:list text:style-name="L125">
        <text:list-item>
          <text:p text:style-name="P127"><text:soft-page-break/><text:span text:style-name="Source_20_Text">/classify_landcover</text:span> → GPU</text:p>
        </text:list-item>
        <text:list-item>
          <text:p text:style-name="P127"><text:span text:style-name="Source_20_Text">/calculate_ndvi</text:span> → CPU</text:p>
        </text:list-item>
      </text:list>
      <text:p text:style-name="Text_20_body">You should separate worker pools at minimum.</text:p>
      <text:p text:style-name="Text_20_body">You might even separate APIs if:</text:p>
      <text:list text:style-name="L126">
        <text:list-item>
          <text:p text:style-name="P128">GPU cluster managed independently</text:p>
        </text:list-item>
        <text:list-item>
          <text:p text:style-name="P128">Different teams own them</text:p>
        </text:list-item>
      </text:list>
      <text:p text:style-name="Horizontal_20_Line"/>
      <text:h text:style-name="Heading_20_2" text:outline-level="2">3️⃣ Different Availability Requirements</text:h>
      <text:p text:style-name="Text_20_body">Example:</text:p>
      <text:list text:style-name="L127">
        <text:list-item>
          <text:p text:style-name="P129">Public API must be 99.99% uptime</text:p>
        </text:list-item>
        <text:list-item>
          <text:p text:style-name="P129">Experimental research endpoint can go down</text:p>
        </text:list-item>
      </text:list>
      <text:p text:style-name="Text_20_body">You don’t want research crashes affecting production endpoints.</text:p>
      <text:p text:style-name="Text_20_body">Split.</text:p>
      <text:p text:style-name="Horizontal_20_Line"/>
      <text:h text:style-name="Heading_20_2" text:outline-level="2">4️⃣ Different Deployment Velocity</text:h>
      <text:p text:style-name="Text_20_body">If:</text:p>
      <text:list text:style-name="L128">
        <text:list-item>
          <text:p text:style-name="P130">Core processing stable</text:p>
        </text:list-item>
        <text:list-item>
          <text:p text:style-name="P130">AI model updated weekly</text:p>
        </text:list-item>
      </text:list>
      <text:p text:style-name="Text_20_body">You don’t want to redeploy entire system for model update.</text:p>
      <text:p text:style-name="Text_20_body">Split into:</text:p>
      <text:list text:style-name="L129">
        <text:list-item>
          <text:p text:style-name="P131">Core processing service</text:p>
        </text:list-item>
        <text:list-item>
          <text:p text:style-name="P131">AI model service</text:p>
        </text:list-item>
      </text:list>
      <text:p text:style-name="Horizontal_20_Line"/>
      <text:h text:style-name="Heading_20_2" text:outline-level="2">5️⃣ Different Data Security Levels</text:h>
      <text:p text:style-name="Text_20_body">If:</text:p>
      <text:list text:style-name="L130">
        <text:list-item>
          <text:p text:style-name="P132">Some endpoints process public data</text:p>
        </text:list-item>
        <text:list-item>
          <text:p text:style-name="P132">Others process sensitive customer data</text:p>
        </text:list-item>
      </text:list>
      <text:p text:style-name="Text_20_body">Better isolate into separate services with stricter IAM.</text:p>
      <text:p text:style-name="Horizontal_20_Line"/>
      <text:h text:style-name="Heading_20_1" text:outline-level="1"><text:soft-page-break/>🧩 Practical Design Patterns For You</text:h>
      <text:p text:style-name="Text_20_body">Let’s apply this to GeoTIFF processing.</text:p>
      <text:p text:style-name="Horizontal_20_Line"/>
      <text:h text:style-name="Heading_20_2" text:outline-level="2">🟢 Stage 1 — Single API + Multiple Queues (Best Starting Point)</text:h>
      <text:p text:style-name="Text_20_body">Keep one API.</text:p>
      <text:p text:style-name="Text_20_body">Inside Celery:</text:p>
      <text:p text:style-name="Preformatted_20_Text"><text:span text:style-name="Source_20_Text">@celery_app.task(queue="cpu")</text:span></text:p>
      <text:p text:style-name="Preformatted_20_Text"><text:span text:style-name="Source_20_Text">def ndvi_task(...)</text:span></text:p>
      <text:p text:style-name="Preformatted_20_Text"/>
      <text:p text:style-name="Preformatted_20_Text"><text:span text:style-name="Source_20_Text">@celery_app.task(queue="gpu")</text:span></text:p>
      <text:p text:style-name="P1"><text:span text:style-name="Source_20_Text">def deep_model_task(...)</text:span></text:p>
      <text:p text:style-name="Text_20_body">Start workers:</text:p>
      <text:p text:style-name="Text_20_body">CPU workers:</text:p>
      <text:p text:style-name="P1"><text:span text:style-name="Source_20_Text">celery worker -Q cpu --concurrency=$(nproc)</text:span></text:p>
      <text:p text:style-name="Text_20_body">GPU workers:</text:p>
      <text:p text:style-name="P1"><text:span text:style-name="Source_20_Text">celery worker -Q gpu --concurrency=1</text:span></text:p>
      <text:p text:style-name="Text_20_body">You already get separation<text:line-break/>without splitting APIs.</text:p>
      <text:p text:style-name="Text_20_body">This is clean and scalable.</text:p>
      <text:p text:style-name="Horizontal_20_Line"/>
      <text:h text:style-name="Heading_20_2" text:outline-level="2">🟡 Stage 2 — Separate Worker Services, Same API</text:h>
      <text:p text:style-name="Text_20_body">Keep one API.</text:p>
      <text:p text:style-name="Text_20_body">But:</text:p>
      <text:list text:style-name="L131">
        <text:list-item>
          <text:p text:style-name="P133">CPU workers = Auto Scaling Group A</text:p>
        </text:list-item>
        <text:list-item>
          <text:p text:style-name="P133">GPU workers = Auto Scaling Group B</text:p>
        </text:list-item>
      </text:list>
      <text:p text:style-name="Text_20_body">Still one codebase.</text:p>
      <text:p text:style-name="Text_20_body">This is common and mature.</text:p>
      <text:p text:style-name="Horizontal_20_Line"/>
      <text:h text:style-name="Heading_20_2" text:outline-level="2">🔴 Stage 3 — Split APIs</text:h>
      <text:p text:style-name="Text_20_body">Only do this when:</text:p>
      <text:list text:style-name="L132">
        <text:list-item>
          <text:p text:style-name="P134">Teams split</text:p>
        </text:list-item>
        <text:list-item>
          <text:p text:style-name="P134"><text:soft-page-break/>Scaling completely different</text:p>
        </text:list-item>
        <text:list-item>
          <text:p text:style-name="P134">Security domains different</text:p>
        </text:list-item>
        <text:list-item>
          <text:p text:style-name="P134">Release cycles diverge</text:p>
        </text:list-item>
      </text:list>
      <text:p text:style-name="Text_20_body">Then you might have:</text:p>
      <text:p text:style-name="Text_20_body">Service A:</text:p>
      <text:p text:style-name="P1"><text:span text:style-name="Source_20_Text">raster-api.company.com</text:span></text:p>
      <text:p text:style-name="Text_20_body">Service B:</text:p>
      <text:p text:style-name="P1"><text:span text:style-name="Source_20_Text">ai-processing.company.com</text:span></text:p>
      <text:p text:style-name="Text_20_body">Both still using:</text:p>
      <text:list text:style-name="L133">
        <text:list-item>
          <text:p text:style-name="P135">Amazon S3</text:p>
        </text:list-item>
        <text:list-item>
          <text:p text:style-name="P135">Amazon RDS</text:p>
        </text:list-item>
        <text:list-item>
          <text:p text:style-name="P135">Amazon ElastiCache</text:p>
        </text:list-item>
      </text:list>
      <text:p text:style-name="Text_20_body">But deployed independently.</text:p>
      <text:p text:style-name="Horizontal_20_Line"/>
      <text:h text:style-name="Heading_20_1" text:outline-level="1">🚨 When NOT To Split</text:h>
      <text:p text:style-name="Text_20_body">Don’t split if:</text:p>
      <text:list text:style-name="L134">
        <text:list-item>
          <text:p text:style-name="P136">Same team owns everything</text:p>
        </text:list-item>
        <text:list-item>
          <text:p text:style-name="P136">Same deployment cycle</text:p>
        </text:list-item>
        <text:list-item>
          <text:p text:style-name="P136">Same infrastructure</text:p>
        </text:list-item>
        <text:list-item>
          <text:p text:style-name="P136">Under 10 engineers</text:p>
        </text:list-item>
        <text:list-item>
          <text:p text:style-name="P136">Under moderate traffic</text:p>
        </text:list-item>
      </text:list>
      <text:p text:style-name="Text_20_body">Microservices too early = operational pain.</text:p>
      <text:p text:style-name="Horizontal_20_Line"/>
      <text:h text:style-name="Heading_20_1" text:outline-level="1">📊 Decision Matrix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Situation</text:p>
            </table:table-cell>
            <table:table-cell table:style-name="Table6.A1" office:value-type="string">
              <text:p text:style-name="Table_20_Heading">Keep One API</text:p>
            </table:table-cell>
            <table:table-cell table:style-name="Table6.A1" office:value-type="string">
              <text:p text:style-name="Table_20_Heading">Split API</text:p>
            </table:table-cell>
          </table:table-row>
        </table:table-header-rows>
        <table:table-row>
          <table:table-cell table:style-name="Table6.A1" office:value-type="string">
            <text:p text:style-name="Table_20_Contents">Same scaling pattern</text:p>
          </table:table-cell>
          <table:table-cell table:style-name="Table6.A1" office:value-type="string">
            <text:p text:style-name="Table_20_Contents">✅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Table_20_Contents">Same infra</text:p>
          </table:table-cell>
          <table:table-cell table:style-name="Table6.A1" office:value-type="string">
            <text:p text:style-name="Table_20_Contents">✅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Table_20_Contents">CPU + GPU workers</text:p>
          </table:table-cell>
          <table:table-cell table:style-name="Table6.A1" office:value-type="string">
            <text:p text:style-name="Table_20_Contents">✅ (separate queues)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Table_20_Contents">Different teams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Table_20_Contents">✅</text:p>
          </table:table-cell>
        </table:table-row>
        <table:table-row>
          <table:table-cell table:style-name="Table6.A1" office:value-type="string">
            <text:p text:style-name="Table_20_Contents">Different compliance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Table_20_Contents">✅</text:p>
          </table:table-cell>
        </table:table-row>
        <table:table-row>
          <table:table-cell table:style-name="Table6.A1" office:value-type="string">
            <text:p text:style-name="Table_20_Contents">One part unstable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Table_20_Contents">✅</text:p>
          </table:table-cell>
        </table:table-row>
        <text:soft-page-break/>
        <table:table-row>
          <table:table-cell table:style-name="Table6.A1" office:value-type="string">
            <text:p text:style-name="Table_20_Contents">Massive scale differences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Table_20_Contents">✅</text:p>
          </table:table-cell>
        </table:table-row>
      </table:table>
      <text:p text:style-name="Horizontal_20_Line"/>
      <text:h text:style-name="Heading_20_1" text:outline-level="1">🎯 What I Would Recommend For You</text:h>
      <text:p text:style-name="Text_20_body">Given:</text:p>
      <text:list text:style-name="L135">
        <text:list-item>
          <text:p text:style-name="P137">GeoTIFF processing</text:p>
        </text:list-item>
        <text:list-item>
          <text:p text:style-name="P137">Possibly ML later</text:p>
        </text:list-item>
        <text:list-item>
          <text:p text:style-name="P137">AWS infrastructure</text:p>
        </text:list-item>
        <text:list-item>
          <text:p text:style-name="P137">Celery-based system</text:p>
        </text:list-item>
      </text:list>
      <text:p text:style-name="Text_20_body">Best architecture progression:</text:p>
      <text:p text:style-name="Text_20_body">Stage 1:</text:p>
      <text:list text:style-name="L136">
        <text:list-item>
          <text:p text:style-name="P138">One API</text:p>
        </text:list-item>
        <text:list-item>
          <text:p text:style-name="P138">Multiple Celery queues</text:p>
        </text:list-item>
        <text:list-item>
          <text:p text:style-name="P138">Multiple worker pools</text:p>
        </text:list-item>
      </text:list>
      <text:p text:style-name="Text_20_body">Stage 2:</text:p>
      <text:list text:style-name="L137">
        <text:list-item>
          <text:p text:style-name="P139">Auto-scaling worker groups</text:p>
        </text:list-item>
        <text:list-item>
          <text:p text:style-name="P139">CPU + GPU separation</text:p>
        </text:list-item>
      </text:list>
      <text:p text:style-name="Text_20_body">Stage 3 (if needed):</text:p>
      <text:list text:style-name="L138">
        <text:list-item>
          <text:p text:style-name="P140">Split AI service</text:p>
        </text:list-item>
      </text:list>
      <text:p text:style-name="Text_20_body">Don’t jump to microservices too early.</text:p>
      <text:p text:style-name="Horizontal_20_Line"/>
      <text:h text:style-name="Heading_20_1" text:outline-level="1">🧠 Mental Model</text:h>
      <text:p text:style-name="Text_20_body">Think in terms of:</text:p>
      <text:p text:style-name="Text_20_body"><text:span text:style-name="Strong_20_Emphasis">“Do these endpoints want to live and die together?”</text:span></text:p>
      <text:p text:style-name="Text_20_body">If yes → same API.<text:line-break/>If no → separate service.</text:p>
      <text:p text:style-name="Horizontal_20_Line"/>
      <text:p text:style-name="Text_20_body">If you'd like, next we can:</text:p>
      <text:list text:style-name="L139">
        <text:list-item>
          <text:p text:style-name="P141">Design a clean multi-queue Celery architecture for your case</text:p>
        </text:list-item>
        <text:list-item>
          <text:p text:style-name="P141">Or map your current endpoints into future-proof service boundaries</text:p>
        </text:list-item>
        <text:list-item>
          <text:p text:style-name="P141">Or design a scalable multi-algorithm processing framework inside one API</text:p>
        </text:list-item>
      </text:list>
      <text:p text:style-name="Text_20_body"><text:soft-page-break/>Which direction do you want to go?</text:p>
      <text:p text:style-name="Text_20_body">Great question — this is exactly where many teams over-engineer too early.</text:p>
      <text:p text:style-name="Text_20_body">Short answer:</text:p>
      <text:p text:style-name="Quotations">❌ No, you normally do <text:span text:style-name="Strong_20_Emphasis">NOT</text:span> create a different VPC per API.</text:p>
      <text:p text:style-name="Text_20_body">That would usually be unnecessary complexity.</text:p>
      <text:p text:style-name="Text_20_body">Let’s go step by step.</text:p>
      <text:p text:style-name="Horizontal_20_Line"/>
      <text:h text:style-name="Heading_20_1" text:outline-level="1">🧠 First: What a VPC Is Actually For</text:h>
      <text:p text:style-name="Text_20_body">A <text:span text:style-name="Strong_20_Emphasis">VPC</text:span> (Virtual Private Cloud) is:</text:p>
      <text:list text:style-name="L140">
        <text:list-item>
          <text:p text:style-name="P142">A network isolation boundary</text:p>
        </text:list-item>
        <text:list-item>
          <text:p text:style-name="P142">A security boundary</text:p>
        </text:list-item>
        <text:list-item>
          <text:p text:style-name="P142">A routing domain</text:p>
        </text:list-item>
      </text:list>
      <text:p text:style-name="Text_20_body">In AWS this is:</text:p>
      <text:list text:style-name="L141">
        <text:list-item>
          <text:p text:style-name="P143">Amazon VPC</text:p>
        </text:list-item>
      </text:list>
      <text:p text:style-name="Text_20_body">Think of a VPC like:</text:p>
      <text:p text:style-name="Quotations">A private datacenter network.</text:p>
      <text:p text:style-name="Text_20_body">You don’t create a new datacenter for every application.</text:p>
      <text:p text:style-name="Horizontal_20_Line"/>
      <text:h text:style-name="Heading_20_1" text:outline-level="1">🟢 Normal Case: Multiple APIs → One VPC</text:h>
      <text:p text:style-name="Text_20_body">If you have:</text:p>
      <text:list text:style-name="L142">
        <text:list-item>
          <text:p text:style-name="P144"><text:span text:style-name="Source_20_Text">raster-api</text:span></text:p>
        </text:list-item>
        <text:list-item>
          <text:p text:style-name="P144"><text:span text:style-name="Source_20_Text">ai-processing-api</text:span></text:p>
        </text:list-item>
        <text:list-item>
          <text:p text:style-name="P144"><text:span text:style-name="Source_20_Text">metadata-api</text:span></text:p>
        </text:list-item>
      </text:list>
      <text:p text:style-name="Text_20_body">And they:</text:p>
      <text:list text:style-name="L143">
        <text:list-item>
          <text:p text:style-name="P145">Belong to same company</text:p>
        </text:list-item>
        <text:list-item>
          <text:p text:style-name="P145">Share authentication</text:p>
        </text:list-item>
        <text:list-item>
          <text:p text:style-name="P145">Share database or S3</text:p>
        </text:list-item>
        <text:list-item>
          <text:p text:style-name="P145">Share Redis</text:p>
        </text:list-item>
        <text:list-item>
          <text:p text:style-name="P145">Same environment (prod)</text:p>
        </text:list-item>
      </text:list>
      <text:p text:style-name="Text_20_body">👉 Keep them in the <text:span text:style-name="Strong_20_Emphasis">same VPC</text:span>.</text:p>
      <text:p text:style-name="Text_20_body"><text:soft-page-break/>You separate using:</text:p>
      <text:list text:style-name="L144">
        <text:list-item>
          <text:p text:style-name="P146">Security Groups</text:p>
        </text:list-item>
        <text:list-item>
          <text:p text:style-name="P146">Subnets</text:p>
        </text:list-item>
        <text:list-item>
          <text:p text:style-name="P146">Load Balancers</text:p>
        </text:list-item>
        <text:list-item>
          <text:p text:style-name="P146">IAM roles</text:p>
        </text:list-item>
      </text:list>
      <text:p text:style-name="Text_20_body">Not separate VPCs.</text:p>
      <text:p text:style-name="Horizontal_20_Line"/>
      <text:h text:style-name="Heading_20_1" text:outline-level="1">🏗 Recommended Production Layout (Single VPC)</text:h>
      <text:p text:style-name="Preformatted_20_Text"><text:span text:style-name="Source_20_Text">VPC</text:span></text:p>
      <text:p text:style-name="Preformatted_20_Text"><text:span text:style-name="Source_20_Text">│</text:span></text:p>
      <text:p text:style-name="Preformatted_20_Text"><text:span text:style-name="Source_20_Text">├── Public Subnet</text:span></text:p>
      <text:p text:style-name="Preformatted_20_Text"><text:span text:style-name="Source_20_Text">│ <text:s text:c="4"/>└── Application Load Balancer</text:span></text:p>
      <text:p text:style-name="Preformatted_20_Text"><text:span text:style-name="Source_20_Text">│</text:span></text:p>
      <text:p text:style-name="Preformatted_20_Text"><text:span text:style-name="Source_20_Text">├── Private Subnet A</text:span></text:p>
      <text:p text:style-name="Preformatted_20_Text"><text:span text:style-name="Source_20_Text">│ <text:s text:c="4"/>├── API Service 1</text:span></text:p>
      <text:p text:style-name="Preformatted_20_Text"><text:span text:style-name="Source_20_Text">│ <text:s text:c="4"/>├── API Service 2</text:span></text:p>
      <text:p text:style-name="Preformatted_20_Text"><text:span text:style-name="Source_20_Text">│ <text:s text:c="4"/>└── API Service 3</text:span></text:p>
      <text:p text:style-name="Preformatted_20_Text"><text:span text:style-name="Source_20_Text">│</text:span></text:p>
      <text:p text:style-name="Preformatted_20_Text"><text:span text:style-name="Source_20_Text">├── Private Subnet B</text:span></text:p>
      <text:p text:style-name="Preformatted_20_Text"><text:span text:style-name="Source_20_Text">│ <text:s text:c="4"/>├── CPU Workers</text:span></text:p>
      <text:p text:style-name="Preformatted_20_Text"><text:span text:style-name="Source_20_Text">│ <text:s text:c="4"/>└── GPU Workers</text:span></text:p>
      <text:p text:style-name="Preformatted_20_Text"><text:span text:style-name="Source_20_Text">│</text:span></text:p>
      <text:p text:style-name="Preformatted_20_Text"><text:span text:style-name="Source_20_Text">├── Private Subnet C</text:span></text:p>
      <text:p text:style-name="Preformatted_20_Text"><text:span text:style-name="Source_20_Text">│ <text:s text:c="4"/>├── RDS</text:span></text:p>
      <text:p text:style-name="P1"><text:span text:style-name="Source_20_Text">│ <text:s text:c="4"/>└── ElastiCache</text:span></text:p>
      <text:p text:style-name="Text_20_body">All inside one VPC.</text:p>
      <text:p text:style-name="Horizontal_20_Line"/>
      <text:h text:style-name="Heading_20_1" text:outline-level="1">🔐 How You Separate APIs Properly</text:h>
      <text:p text:style-name="Text_20_body">You use:</text:p>
      <text:h text:style-name="Heading_20_2" text:outline-level="2">1️⃣ Different Target Groups on ALB</text:h>
      <text:p text:style-name="Text_20_body">With:</text:p>
      <text:list text:style-name="L145">
        <text:list-item>
          <text:p text:style-name="P147">Elastic Load Balancing</text:p>
        </text:list-item>
      </text:list>
      <text:p text:style-name="Text_20_body">You can route:</text:p>
      <text:p text:style-name="Preformatted_20_Text"><text:span text:style-name="Source_20_Text">api.company.com/raster/*</text:span></text:p>
      <text:p text:style-name="Preformatted_20_Text"><text:span text:style-name="Source_20_Text">→ Raster API service</text:span></text:p>
      <text:p text:style-name="Preformatted_20_Text"/>
      <text:p text:style-name="Preformatted_20_Text"><text:span text:style-name="Source_20_Text">api.company.com/ai/*</text:span></text:p>
      <text:p text:style-name="Preformatted_20_Text"><text:span text:style-name="Source_20_Text">→ AI API service</text:span></text:p>
      <text:p text:style-name="Preformatted_20_Text"/>
      <text:p text:style-name="Preformatted_20_Text"><text:soft-page-break/><text:span text:style-name="Source_20_Text">api.company.com/meta/*</text:span></text:p>
      <text:p text:style-name="P1"><text:span text:style-name="Source_20_Text">→ Metadata API service</text:span></text:p>
      <text:p text:style-name="Text_20_body">OR different subdomains:</text:p>
      <text:p text:style-name="Preformatted_20_Text"><text:span text:style-name="Source_20_Text">raster.company.com</text:span></text:p>
      <text:p text:style-name="Preformatted_20_Text"><text:span text:style-name="Source_20_Text">ai.company.com</text:span></text:p>
      <text:p text:style-name="P1"><text:span text:style-name="Source_20_Text">meta.company.com</text:span></text:p>
      <text:p text:style-name="Text_20_body">All using one Load Balancer.</text:p>
      <text:p text:style-name="Horizontal_20_Line"/>
      <text:h text:style-name="Heading_20_2" text:outline-level="2">2️⃣ Security Groups</text:h>
      <text:p text:style-name="Text_20_body">Each API service gets its own Security Group:</text:p>
      <text:list text:style-name="L146">
        <text:list-item>
          <text:p text:style-name="P148">Raster API can talk to CPU worker Redis</text:p>
        </text:list-item>
        <text:list-item>
          <text:p text:style-name="P148">AI API can talk to GPU worker Redis</text:p>
        </text:list-item>
        <text:list-item>
          <text:p text:style-name="P148">Metadata API can only talk to RDS</text:p>
        </text:list-item>
      </text:list>
      <text:p text:style-name="Text_20_body">Network isolation without separate VPC.</text:p>
      <text:p text:style-name="Horizontal_20_Line"/>
      <text:h text:style-name="Heading_20_2" text:outline-level="2">3️⃣ Separate ECS Services or Auto Scaling Groups</text:h>
      <text:p text:style-name="Text_20_body">If using:</text:p>
      <text:list text:style-name="L147">
        <text:list-item>
          <text:p text:style-name="P149">Amazon ECS</text:p>
        </text:list-item>
        <text:list-item>
          <text:p text:style-name="P149">or EC2 Auto Scaling</text:p>
        </text:list-item>
      </text:list>
      <text:p text:style-name="Text_20_body">Each API is:</text:p>
      <text:list text:style-name="L148">
        <text:list-item>
          <text:p text:style-name="P150">Its own ECS Service</text:p>
        </text:list-item>
        <text:list-item>
          <text:p text:style-name="P150">Its own scaling rules</text:p>
        </text:list-item>
        <text:list-item>
          <text:p text:style-name="P150">Its own deployment pipeline</text:p>
        </text:list-item>
      </text:list>
      <text:p text:style-name="Text_20_body">But same VPC.</text:p>
      <text:p text:style-name="Horizontal_20_Line"/>
      <text:h text:style-name="Heading_20_1" text:outline-level="1">🔴 When You WOULD Use Separate VPCs</text:h>
      <text:p text:style-name="Text_20_body">Separate VPC per API only when:</text:p>
      <text:h text:style-name="Heading_20_3" text:outline-level="3">1️⃣ Strict Compliance Boundary</text:h>
      <text:p text:style-name="Text_20_body">Example:</text:p>
      <text:list text:style-name="L149">
        <text:list-item>
          <text:p text:style-name="P151">One API handles medical data (HIPAA)</text:p>
        </text:list-item>
        <text:list-item>
          <text:p text:style-name="P151">Another handles public geospatial data</text:p>
        </text:list-item>
      </text:list>
      <text:p text:style-name="Text_20_body"><text:soft-page-break/>Different compliance domains → separate VPC.</text:p>
      <text:p text:style-name="Horizontal_20_Line"/>
      <text:h text:style-name="Heading_20_3" text:outline-level="3">2️⃣ Completely Different Business Units</text:h>
      <text:p text:style-name="Text_20_body">If:</text:p>
      <text:list text:style-name="L150">
        <text:list-item>
          <text:p text:style-name="P152">Two products</text:p>
        </text:list-item>
        <text:list-item>
          <text:p text:style-name="P152">Different teams</text:p>
        </text:list-item>
        <text:list-item>
          <text:p text:style-name="P152">Different budgets</text:p>
        </text:list-item>
        <text:list-item>
          <text:p text:style-name="P152">Different AWS accounts</text:p>
        </text:list-item>
      </text:list>
      <text:p text:style-name="Text_20_body">Then:</text:p>
      <text:p text:style-name="Text_20_body">Even better than separate VPC:</text:p>
      <text:p text:style-name="Text_20_body">👉 Separate AWS Accounts.</text:p>
      <text:p text:style-name="Text_20_body">Using AWS Organizations.</text:p>
      <text:p text:style-name="Horizontal_20_Line"/>
      <text:h text:style-name="Heading_20_3" text:outline-level="3">3️⃣ Extreme Blast Radius Isolation</text:h>
      <text:p text:style-name="Text_20_body">If one service must never impact another,<text:line-break/>even at networking level.</text:p>
      <text:p text:style-name="Text_20_body">Rare for most SaaS.</text:p>
      <text:p text:style-name="Horizontal_20_Line"/>
      <text:h text:style-name="Heading_20_1" text:outline-level="1">🧠 What Large Companies Do</text:h>
      <text:p text:style-name="Text_20_body">Most companies:</text:p>
      <text:list text:style-name="L151">
        <text:list-item>
          <text:p text:style-name="P153">One VPC per environment (dev / staging / prod)</text:p>
        </text:list-item>
        <text:list-item>
          <text:p text:style-name="P153">Multiple services inside that VPC</text:p>
        </text:list-item>
        <text:list-item>
          <text:p text:style-name="P153">Separate AWS accounts for isolation</text:p>
        </text:list-item>
      </text:list>
      <text:p text:style-name="Text_20_body">Example:</text:p>
      <text:p text:style-name="Text_20_body">Account: company-prod<text:line-break/>→ VPC: prod-vpc<text:line-break/>→ 15 microservices inside</text:p>
      <text:p text:style-name="Text_20_body">Account: company-dev<text:line-break/>→ VPC: dev-vpc</text:p>
      <text:p text:style-name="Horizontal_20_Line"/>
      <text:h text:style-name="Heading_20_1" text:outline-level="1"><text:soft-page-break/>🎯 Best Practice For You</text:h>
      <text:p text:style-name="Text_20_body">If you split APIs:</text:p>
      <text:h text:style-name="Heading_20_2" text:outline-level="2">Do This:</text:h>
      <text:list text:style-name="L152">
        <text:list-item>
          <text:p text:style-name="P154">One AWS Account</text:p>
        </text:list-item>
        <text:list-item>
          <text:p text:style-name="P154">One VPC per environment</text:p>
        </text:list-item>
        <text:list-item>
          <text:p text:style-name="P154">Multiple services inside</text:p>
        </text:list-item>
        <text:list-item>
          <text:p text:style-name="P154">Separate ECS services or Auto Scaling groups</text:p>
        </text:list-item>
        <text:list-item>
          <text:p text:style-name="P154">Separate IAM roles per service</text:p>
        </text:list-item>
      </text:list>
      <text:p text:style-name="Horizontal_20_Line"/>
      <text:h text:style-name="Heading_20_1" text:outline-level="1">📦 Even Cleaner Architecture</text:h>
      <text:p text:style-name="Text_20_body">Instead of multiple public APIs, consider:</text:p>
      <text:p text:style-name="Text_20_body">One API Gateway in front:</text:p>
      <text:list text:style-name="L153">
        <text:list-item>
          <text:p text:style-name="P155">Amazon API Gateway</text:p>
        </text:list-item>
      </text:list>
      <text:p text:style-name="Text_20_body">API Gateway routes internally to:</text:p>
      <text:list text:style-name="L154">
        <text:list-item>
          <text:p text:style-name="P156">Raster Service</text:p>
        </text:list-item>
        <text:list-item>
          <text:p text:style-name="P156">AI Service</text:p>
        </text:list-item>
        <text:list-item>
          <text:p text:style-name="P156">Metadata Service</text:p>
        </text:list-item>
      </text:list>
      <text:p text:style-name="Text_20_body">This gives:</text:p>
      <text:list text:style-name="L155">
        <text:list-item>
          <text:p text:style-name="P157">Central auth</text:p>
        </text:list-item>
        <text:list-item>
          <text:p text:style-name="P157">Central throttling</text:p>
        </text:list-item>
        <text:list-item>
          <text:p text:style-name="P157">Central logging</text:p>
        </text:list-item>
        <text:list-item>
          <text:p text:style-name="P157">One public endpoint</text:p>
        </text:list-item>
      </text:list>
      <text:p text:style-name="Text_20_body">Very clean for multi-API systems.</text:p>
      <text:p text:style-name="Horizontal_20_Line"/>
      <text:h text:style-name="Heading_20_1" text:outline-level="1">🔥 Over-Engineering Warning</text:h>
      <text:p text:style-name="Text_20_body">Many people think:</text:p>
      <text:p text:style-name="Quotations">“Microservices → must mean multiple VPCs.”</text:p>
      <text:p text:style-name="Text_20_body">That is incorrect.</text:p>
      <text:p text:style-name="Text_20_body"><text:soft-page-break/>Microservices are logical separation.<text:line-break/>VPCs are network separation.</text:p>
      <text:p text:style-name="Text_20_body">They solve different problems.</text:p>
      <text:p text:style-name="Horizontal_20_Line"/>
      <text:h text:style-name="Heading_20_1" text:outline-level="1">📊 Decision Table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Scenario</text:p>
            </table:table-cell>
            <table:table-cell table:style-name="Table7.A1" office:value-type="string">
              <text:p text:style-name="Table_20_Heading">Same VPC</text:p>
            </table:table-cell>
            <table:table-cell table:style-name="Table7.A1" office:value-type="string">
              <text:p text:style-name="Table_20_Heading">Separate VPC</text:p>
            </table:table-cell>
          </table:table-row>
        </table:table-header-rows>
        <table:table-row>
          <table:table-cell table:style-name="Table7.A1" office:value-type="string">
            <text:p text:style-name="Table_20_Contents">Same company, same product</text:p>
          </table:table-cell>
          <table:table-cell table:style-name="Table7.A1" office:value-type="string">
            <text:p text:style-name="Table_20_Contents">✅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Table_20_Contents">Same environment</text:p>
          </table:table-cell>
          <table:table-cell table:style-name="Table7.A1" office:value-type="string">
            <text:p text:style-name="Table_20_Contents">✅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Table_20_Contents">Different scaling</text:p>
          </table:table-cell>
          <table:table-cell table:style-name="Table7.A1" office:value-type="string">
            <text:p text:style-name="Table_20_Contents">✅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Table_20_Contents">Different compute types</text:p>
          </table:table-cell>
          <table:table-cell table:style-name="Table7.A1" office:value-type="string">
            <text:p text:style-name="Table_20_Contents">✅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Table_20_Contents">Different compliance domains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Table_20_Contents">✅</text:p>
          </table:table-cell>
        </table:table-row>
        <table:table-row>
          <table:table-cell table:style-name="Table7.A1" office:value-type="string">
            <text:p text:style-name="Table_20_Contents">Different AWS accounts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Table_20_Contents">✅</text:p>
          </table:table-cell>
        </table:table-row>
      </table:table>
      <text:p text:style-name="Horizontal_20_Line"/>
      <text:h text:style-name="Heading_20_1" text:outline-level="1">🧠 Practical Advice For Your GeoTIFF Platform</text:h>
      <text:p text:style-name="Text_20_body">If you split into:</text:p>
      <text:list text:style-name="L156">
        <text:list-item>
          <text:p text:style-name="P158">raster-api</text:p>
        </text:list-item>
        <text:list-item>
          <text:p text:style-name="P158">ai-api</text:p>
        </text:list-item>
        <text:list-item>
          <text:p text:style-name="P158">metadata-api</text:p>
        </text:list-item>
      </text:list>
      <text:p text:style-name="Text_20_body">Keep:</text:p>
      <text:list text:style-name="L157">
        <text:list-item>
          <text:p text:style-name="P159">One VPC</text:p>
        </text:list-item>
        <text:list-item>
          <text:p text:style-name="P159">One ALB</text:p>
        </text:list-item>
        <text:list-item>
          <text:p text:style-name="P159">Multiple ECS services</text:p>
        </text:list-item>
        <text:list-item>
          <text:p text:style-name="P159">Separate worker pools</text:p>
        </text:list-item>
        <text:list-item>
          <text:p text:style-name="P159">Separate IAM roles</text:p>
        </text:list-item>
      </text:list>
      <text:p text:style-name="Text_20_body">That is production-grade and clean.</text:p>
      <text:p text:style-name="Horizontal_20_Line"/>
      <text:p text:style-name="Text_20_body">If you'd like next, I can:</text:p>
      <text:list text:style-name="L158">
        <text:list-item>
          <text:p text:style-name="P160">Draw a full multi-API production architecture diagram</text:p>
        </text:list-item>
        <text:list-item>
          <text:p text:style-name="P160">Or explain multi-account AWS strategy</text:p>
        </text:list-item>
        <text:list-item>
          <text:p text:style-name="P160">Or explain how to organize dev / staging / prod cleanly</text:p>
        </text:list-item>
        <text:list-item>
          <text:p text:style-name="P160">Or design a secure multi-tenant architecture</text:p>
        </text:list-item>
      </text:list>
      <text:p text:style-name="Text_20_body"><text:soft-page-break/>Which direction do you want to go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09:58:28.530833989</meta:creation-date>
    <dc:date>2026-03-04T10:26:36.001916308</dc:date>
    <meta:editing-duration>PT4M42S</meta:editing-duration>
    <meta:editing-cycles>1</meta:editing-cycles>
    <meta:document-statistic meta:table-count="7" meta:image-count="0" meta:object-count="0" meta:page-count="48" meta:paragraph-count="1329" meta:word-count="5178" meta:character-count="32159" meta:non-whitespace-character-count="27952"/>
    <meta:generator>LibreOffice/24.2.7.2$Linux_X86_64 LibreOffice_project/420$Build-2</meta:generator>
  </office:meta>
</office:document-meta>
</file>